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3.2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bfb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bfbf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bfb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liminary Results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Note: Write-in candidates with less than 50 votes are not published except where necessary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*Results must be confirmed by the Undergraduate Senate and Graduate Student Council in the upcoming week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Last Updated: April 24, 2018 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Update: Upon further review, we applied an interpretation of the 15% threshold for graduate special fees as meaning 15% of both the undergraduate and graduate electorates combined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Update: Sophomore Class President election updated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Overall Turnout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Electorate Population</text:p>
          </table:table-cell>
          <table:table-cell table:style-name="ce14" office:value-type="float" office:value="16072" calcext:value-type="float">
            <text:p>1607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Ballot Votes Cast</text:p>
          </table:table-cell>
          <table:table-cell table:style-name="ce14" office:value-type="float" office:value="6762" calcext:value-type="float">
            <text:p>676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Voter Turnout</text:p>
          </table:table-cell>
          <table:table-cell table:style-name="ce15" table:formula="of:=[.B11]/[.B10]" office:value-type="percentage" office:value="0.4207317073" calcext:value-type="percentage">
            <text:p>42.07%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Graduate Student Population</text:p>
          </table:table-cell>
          <table:table-cell table:style-name="ce14" office:value-type="float" office:value="8607" calcext:value-type="float">
            <text:p>8607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Graduate Ballot Votes Cast</text:p>
          </table:table-cell>
          <table:table-cell table:style-name="ce14" office:value-type="float" office:value="2932" calcext:value-type="float">
            <text:p>293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Graduate Voter Turnout</text:p>
          </table:table-cell>
          <table:table-cell table:style-name="ce15" table:formula="of:=[.B15]/[.B14]" office:value-type="percentage" office:value="0.3406529569" calcext:value-type="percentage">
            <text:p>34.07%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Undergraduate Student Population</text:p>
          </table:table-cell>
          <table:table-cell table:style-name="ce14" office:value-type="float" office:value="6674" calcext:value-type="float">
            <text:p>667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Undergraduate Ballot Votes Cast</text:p>
          </table:table-cell>
          <table:table-cell table:style-name="ce14" office:value-type="float" office:value="3830" calcext:value-type="float">
            <text:p>3830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Undergraduate Voter Turnout</text:p>
          </table:table-cell>
          <table:table-cell table:style-name="ce15" table:formula="of:=[.B19]/[.B18]" office:value-type="percentage" office:value="0.5738687444" calcext:value-type="percentage">
            <text:p>57.39%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ASSU Executive Slates</text:p>
          </table:table-cell>
          <table:table-cell table:style-name="ce13" office:value-type="string" calcext:value-type="string">
            <text:p>Number of Votes</text:p>
          </table:table-cell>
          <table:table-cell table:style-name="ce13" office:value-type="string" calcext:value-type="string">
            <text:p>Percentage of Votes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Ballot Votes Cast</text:p>
          </table:table-cell>
          <table:table-cell table:style-name="ce14" office:value-type="float" office:value="4708" calcext:value-type="float">
            <text:p>4708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Round 1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Shanta Katipamula and Rosie Nelson</text:p>
          </table:table-cell>
          <table:table-cell table:style-name="ce14" office:value-type="float" office:value="2915" calcext:value-type="float">
            <text:p>2915</text:p>
          </table:table-cell>
          <table:table-cell table:style-name="ce22" office:value-type="percentage" office:value="0.6192" calcext:value-type="percentage">
            <text:p>61.92%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haled Aounallah and Michael Ocon</text:p>
          </table:table-cell>
          <table:table-cell table:style-name="ce14" office:value-type="float" office:value="1286" calcext:value-type="float">
            <text:p>1286</text:p>
          </table:table-cell>
          <table:table-cell table:style-name="ce22" office:value-type="percentage" office:value="0.2732" calcext:value-type="percentage">
            <text:p>27.32%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John McNelly and Cale Lester</text:p>
          </table:table-cell>
          <table:table-cell table:style-name="ce14" office:value-type="float" office:value="507" calcext:value-type="float">
            <text:p>507</text:p>
          </table:table-cell>
          <table:table-cell table:style-name="ce22" office:value-type="percentage" office:value="0.1077" calcext:value-type="percentage">
            <text:p>10.77%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16"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7" office:value-type="string" calcext:value-type="string">
            <text:p>Winner </text:p>
          </table:table-cell>
          <table:table-cell table:style-name="ce17" office:value-type="string" calcext:value-type="string">
            <text:p>Shanta Katipamula and Rosie Nelson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Graduate Student Council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Business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Justin Di</text:p>
          </table:table-cell>
          <table:table-cell table:style-name="ce14" office:value-type="float" office:value="98" calcext:value-type="float">
            <text:p>98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Aditya Ranjan</text:p>
          </table:table-cell>
          <table:table-cell table:style-name="ce14" office:value-type="float" office:value="41" calcext:value-type="float">
            <text:p>41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20" calcext:value-type="float">
            <text:p>20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Earth, Energy, and Environmental Sciences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Shanna Chu</text:p>
          </table:table-cell>
          <table:table-cell table:style-name="ce14" office:value-type="float" office:value="74" calcext:value-type="float">
            <text:p>74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8" calcext:value-type="float">
            <text:p>8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Education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David Song</text:p>
          </table:table-cell>
          <table:table-cell table:style-name="ce14" office:value-type="float" office:value="112" calcext:value-type="float">
            <text:p>112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Engineering (2 seats, must be different departments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Ana Maria Tarano</text:p>
          </table:table-cell>
          <table:table-cell table:style-name="ce14" office:value-type="float" office:value="327" calcext:value-type="float">
            <text:p>327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icardo Peterson</text:p>
          </table:table-cell>
          <table:table-cell table:style-name="ce14" office:value-type="float" office:value="241" calcext:value-type="float">
            <text:p>241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ui Liu</text:p>
          </table:table-cell>
          <table:table-cell table:style-name="ce14" office:value-type="float" office:value="216" calcext:value-type="float">
            <text:p>216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Yiqing Ding</text:p>
          </table:table-cell>
          <table:table-cell table:style-name="ce14" office:value-type="float" office:value="120" calcext:value-type="float">
            <text:p>120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Abísola Kusimo</text:p>
          </table:table-cell>
          <table:table-cell table:style-name="ce14" office:value-type="float" office:value="53" calcext:value-type="float">
            <text:p>53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Isaac Matthews</text:p>
          </table:table-cell>
          <table:table-cell table:style-name="ce14" office:value-type="float" office:value="46" calcext:value-type="float">
            <text:p>46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Andrew Jabara</text:p>
          </table:table-cell>
          <table:table-cell table:style-name="ce14" office:value-type="float" office:value="36" calcext:value-type="float">
            <text:p>36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41" calcext:value-type="float">
            <text:p>41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Humanities and Sciences - Humanities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Ana Maria Tarano (Write-In)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Juan Lamata (Write-In)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office:value-type="string" calcext:value-type="string">
            <text:p>*self-withdrawl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>
            <text:p>Kari Barclay (Write-In)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Melanie Malinas (Write-In)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abby Badica (Write-In)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Other Write-In Candidates (Total)</text:p>
          </table:table-cell>
          <table:table-cell table:style-name="ce14" office:value-type="float" office:value="15" calcext:value-type="float">
            <text:p>15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Humanities and Sciences - Natural Sciences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Melanie Malinas</text:p>
          </table:table-cell>
          <table:table-cell table:style-name="ce14" office:value-type="float" office:value="185" calcext:value-type="float">
            <text:p>185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16" calcext:value-type="float">
            <text:p>16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Humanities and Sciences - Social Sciences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Melanie Malinas (Write-in)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Caleb Smith (Write-in)</text:p>
          </table:table-cell>
          <table:table-cell table:style-name="ce14" office:value-type="float" office:value="2" calcext:value-type="float">
            <text:p>2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Other Write-In Candidates (Total)</text:p>
          </table:table-cell>
          <table:table-cell table:style-name="ce14" office:value-type="float" office:value="15" calcext:value-type="float">
            <text:p>15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Law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Nicolas Garcia</text:p>
          </table:table-cell>
          <table:table-cell table:style-name="ce14" office:value-type="float" office:value="120" calcext:value-type="float">
            <text:p>120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28" calcext:value-type="float">
            <text:p>28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School of Medicine (1 seat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Amy Tarangelo</text:p>
          </table:table-cell>
          <table:table-cell table:style-name="ce14" office:value-type="float" office:value="219" calcext:value-type="float">
            <text:p>219</text:p>
          </table:table-cell>
          <table:table-cell table:style-name="ce5" office:value-type="string" calcext:value-type="string">
            <text:p>Elected -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Write-In (Total)</text:p>
          </table:table-cell>
          <table:table-cell table:style-name="ce14" office:value-type="float" office:value="13" calcext:value-type="float">
            <text:p>13</text:p>
          </table:table-cell>
          <table:table-cell table:style-name="ce5" office:value-type="string" calcext:value-type="string">
            <text:p>Not Elected in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At Large (5 seats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9" office:value-type="string" calcext:value-type="string">
            <text:p>Gabby Badica</text:p>
          </table:table-cell>
          <table:table-cell table:style-name="ce18" office:value-type="float" office:value="671" calcext:value-type="float">
            <text:p>671</text:p>
          </table:table-cell>
          <table:table-cell table:style-name="ce9" office:value-type="string" calcext:value-type="string">
            <text:p>Elected in At-Large</text:p>
          </table:table-cell>
          <table:table-cell table:style-name="ce9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Melanie Malinas</text:p>
          </table:table-cell>
          <table:table-cell table:style-name="ce18" office:value-type="float" office:value="621" calcext:value-type="float">
            <text:p>621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na Maria Tarano</text:p>
          </table:table-cell>
          <table:table-cell table:style-name="ce18" office:value-type="float" office:value="617" calcext:value-type="float">
            <text:p>617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Kari Barclay</text:p>
          </table:table-cell>
          <table:table-cell table:style-name="ce18" office:value-type="float" office:value="563" calcext:value-type="float">
            <text:p>563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Rui Liu</text:p>
          </table:table-cell>
          <table:table-cell table:style-name="ce18" office:value-type="float" office:value="428" calcext:value-type="float">
            <text:p>428</text:p>
          </table:table-cell>
          <table:table-cell table:style-name="ce9" office:value-type="string" calcext:value-type="string">
            <text:p>Elected in At-Large</text:p>
          </table:table-cell>
          <table:table-cell table:style-name="ce9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Ricardo Peterson</text:p>
          </table:table-cell>
          <table:table-cell table:style-name="ce18" office:value-type="float" office:value="406" calcext:value-type="float">
            <text:p>406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my Tarangelo</text:p>
          </table:table-cell>
          <table:table-cell table:style-name="ce18" office:value-type="float" office:value="222" calcext:value-type="float">
            <text:p>222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David Song</text:p>
          </table:table-cell>
          <table:table-cell table:style-name="ce18" office:value-type="float" office:value="220" calcext:value-type="float">
            <text:p>220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Yiqing Ding</text:p>
          </table:table-cell>
          <table:table-cell table:style-name="ce18" office:value-type="float" office:value="218" calcext:value-type="float">
            <text:p>218</text:p>
          </table:table-cell>
          <table:table-cell table:style-name="ce9" office:value-type="string" calcext:value-type="string">
            <text:p>Elected in At-Large</text:p>
          </table:table-cell>
          <table:table-cell table:style-name="ce9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Shanna Chu</text:p>
          </table:table-cell>
          <table:table-cell table:style-name="ce18" office:value-type="float" office:value="168" calcext:value-type="float">
            <text:p>168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Nicolas Garcia</text:p>
          </table:table-cell>
          <table:table-cell table:style-name="ce18" office:value-type="float" office:value="132" calcext:value-type="float">
            <text:p>132</text:p>
          </table:table-cell>
          <table:table-cell table:style-name="ce9" office:value-type="string" calcext:value-type="string">
            <text:p>Already Elected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ditya Ranjan</text:p>
          </table:table-cell>
          <table:table-cell table:style-name="ce18" office:value-type="float" office:value="124" calcext:value-type="float">
            <text:p>124</text:p>
          </table:table-cell>
          <table:table-cell table:style-name="ce9" office:value-type="string" calcext:value-type="string">
            <text:p>Elected in At-Large</text:p>
          </table:table-cell>
          <table:table-cell table:style-name="ce9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bísola Kusimo</text:p>
          </table:table-cell>
          <table:table-cell table:style-name="ce18" office:value-type="float" office:value="124" calcext:value-type="float">
            <text:p>124</text:p>
          </table:table-cell>
          <table:table-cell table:style-name="ce9" office:value-type="string" calcext:value-type="string">
            <text:p>Elected in At-Large</text:p>
          </table:table-cell>
          <table:table-cell table:style-name="ce9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Isaac Matthews</text:p>
          </table:table-cell>
          <table:table-cell table:style-name="ce18" office:value-type="float" office:value="87" calcext:value-type="float">
            <text:p>87</text:p>
          </table:table-cell>
          <table:table-cell table:style-name="ce9" office:value-type="string" calcext:value-type="string">
            <text:p>Not Elected in At-Large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ndrew Jabara</text:p>
          </table:table-cell>
          <table:table-cell table:style-name="ce18" office:value-type="float" office:value="67" calcext:value-type="float">
            <text:p>67</text:p>
          </table:table-cell>
          <table:table-cell table:style-name="ce9" office:value-type="string" calcext:value-type="string">
            <text:p>Not Elected in At-Large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Other Candidates Write-In (Total)</text:p>
          </table:table-cell>
          <table:table-cell table:style-name="ce18" office:value-type="float" office:value="108" calcext:value-type="float">
            <text:p>108</text:p>
          </table:table-cell>
          <table:table-cell table:style-name="ce9" office:value-type="string" calcext:value-type="string">
            <text:p>Not Elected in At-Large</text:p>
          </table:table-cell>
          <table:table-cell table:style-name="ce9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Undergraduate Senate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9" office:value-type="string" calcext:value-type="string">
            <text:p>Gabe Rosen</text:p>
          </table:table-cell>
          <table:table-cell table:style-name="ce18" office:value-type="float" office:value="1192" calcext:value-type="float">
            <text:p>1192</text:p>
          </table:table-cell>
          <table:table-cell table:style-name="ce4" office:value-type="string" calcext:value-type="string">
            <text:p>Elected - Upperclass District</text:p>
          </table:table-cell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Melissa Loupeda</text:p>
          </table:table-cell>
          <table:table-cell table:style-name="ce18" office:value-type="float" office:value="1190" calcext:value-type="float">
            <text:p>1190</text:p>
          </table:table-cell>
          <table:table-cell table:style-name="ce5" office:value-type="string" calcext:value-type="string">
            <text:p>Elected - At-Large</text:p>
          </table:table-cell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Jianna So</text:p>
          </table:table-cell>
          <table:table-cell table:style-name="ce18" office:value-type="float" office:value="1092" calcext:value-type="float">
            <text:p>1092</text:p>
          </table:table-cell>
          <table:table-cell table:style-name="ce5" office:value-type="string" calcext:value-type="string">
            <text:p>Elected - At-Large</text:p>
          </table:table-cell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Leya Elias</text:p>
          </table:table-cell>
          <table:table-cell table:style-name="ce18" office:value-type="float" office:value="1002" calcext:value-type="float">
            <text:p>1002</text:p>
          </table:table-cell>
          <table:table-cell table:style-name="ce5" office:value-type="string" calcext:value-type="string">
            <text:p>Elected - At-Large</text:p>
          </table:table-cell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Melody Yang</text:p>
          </table:table-cell>
          <table:table-cell table:style-name="ce18" office:value-type="float" office:value="915" calcext:value-type="float">
            <text:p>915</text:p>
          </table:table-cell>
          <table:table-cell table:style-name="ce5" office:value-type="string" calcext:value-type="string">
            <text:p>Elected - At-Large</text:p>
          </table:table-cell>
          <table:table-cell table:style-name="ce4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Tyra Nicolay</text:p>
          </table:table-cell>
          <table:table-cell table:style-name="ce18" office:value-type="float" office:value="896" calcext:value-type="float">
            <text:p>896</text:p>
          </table:table-cell>
          <table:table-cell table:style-name="ce5" office:value-type="string" calcext:value-type="string">
            <text:p>Elected - At-Large</text:p>
          </table:table-cell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Martin Altenburg</text:p>
          </table:table-cell>
          <table:table-cell table:style-name="ce18" office:value-type="float" office:value="883" calcext:value-type="float">
            <text:p>883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Josh Nkoy</text:p>
          </table:table-cell>
          <table:table-cell table:style-name="ce18" office:value-type="float" office:value="846" calcext:value-type="float">
            <text:p>846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Jamie Seney</text:p>
          </table:table-cell>
          <table:table-cell table:style-name="ce18" office:value-type="float" office:value="782" calcext:value-type="float">
            <text:p>782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Zakaria Sharif</text:p>
          </table:table-cell>
          <table:table-cell table:style-name="ce18" office:value-type="float" office:value="737" calcext:value-type="float">
            <text:p>737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Jon Johnson</text:p>
          </table:table-cell>
          <table:table-cell table:style-name="ce18" office:value-type="float" office:value="717" calcext:value-type="float">
            <text:p>717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Michal Skreta</text:p>
          </table:table-cell>
          <table:table-cell table:style-name="ce18" office:value-type="float" office:value="715" calcext:value-type="float">
            <text:p>715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Faa Diallo</text:p>
          </table:table-cell>
          <table:table-cell table:style-name="ce18" office:value-type="float" office:value="662" calcext:value-type="float">
            <text:p>662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Sam Weyen</text:p>
          </table:table-cell>
          <table:table-cell table:style-name="ce18" office:value-type="float" office:value="656" calcext:value-type="float">
            <text:p>656</text:p>
          </table:table-cell>
          <table:table-cell table:style-name="ce4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Rodolfo Salazar</text:p>
          </table:table-cell>
          <table:table-cell table:style-name="ce18" office:value-type="float" office:value="582" calcext:value-type="float">
            <text:p>582</text:p>
          </table:table-cell>
          <table:table-cell table:style-name="ce5" office:value-type="string" calcext:value-type="string">
            <text:p>Elected - At-Large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Tim Vrakas</text:p>
          </table:table-cell>
          <table:table-cell table:style-name="ce18" office:value-type="float" office:value="574" calcext:value-type="float">
            <text:p>574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Bennett Lewis</text:p>
          </table:table-cell>
          <table:table-cell table:style-name="ce18" office:value-type="float" office:value="543" calcext:value-type="float">
            <text:p>543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José Antonio Ávalos</text:p>
          </table:table-cell>
          <table:table-cell table:style-name="ce18" office:value-type="float" office:value="526" calcext:value-type="float">
            <text:p>526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Andy Lee</text:p>
          </table:table-cell>
          <table:table-cell table:style-name="ce18" office:value-type="float" office:value="518" calcext:value-type="float">
            <text:p>518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Mauricio Morfin</text:p>
          </table:table-cell>
          <table:table-cell table:style-name="ce18" office:value-type="float" office:value="518" calcext:value-type="float">
            <text:p>518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Matt Wigler</text:p>
          </table:table-cell>
          <table:table-cell table:style-name="ce18" office:value-type="float" office:value="457" calcext:value-type="float">
            <text:p>457</text:p>
          </table:table-cell>
          <table:table-cell table:style-name="ce4" office:value-type="string" calcext:value-type="string">
            <text:p>Elected - Upperclass District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Sefa Santos-Powell</text:p>
          </table:table-cell>
          <table:table-cell table:style-name="ce18" office:value-type="float" office:value="410" calcext:value-type="float">
            <text:p>410</text:p>
          </table:table-cell>
          <table:table-cell table:style-name="ce5" office:value-type="string" calcext:value-type="string">
            <text:p>Not Elected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10" table:number-columns-repeated="2"/>
          <table:table-cell table:style-name="ce5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* For information regarding the Upperclass District, read Art. II, Sec. 1A of the Undergraduate Senate Bylaws</text:p>
          </table:table-cell>
          <table:table-cell table:style-name="ce11"/>
          <table:table-cell table:style-name="ce5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Sophomore Class President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OREVER '21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The Culture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StanFor-U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Twenty One, Twenty Fun</text:p>
          </table:table-cell>
          <table:table-cell table:style-name="ce3" office:value-type="float" office:value="562" calcext:value-type="float">
            <text:p>56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Winner</text:p>
          </table:table-cell>
          <table:table-cell table:style-name="ce19" office:value-type="string" calcext:value-type="string">
            <text:p>Twenty One, Twenty Fun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Junior Class President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Ballot Votes Cast</text:p>
          </table:table-cell>
          <table:table-cell table:style-name="ce14" office:value-type="float" office:value="843" calcext:value-type="float">
            <text:p>843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Winner</text:p>
          </table:table-cell>
          <table:table-cell table:style-name="ce20" office:value-type="string" calcext:value-type="string">
            <text:p>Slate Registration (uncontested)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Senior Class President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Total Ballot Votes Cast</text:p>
          </table:table-cell>
          <table:table-cell table:style-name="ce14" office:value-type="float" office:value="800" calcext:value-type="float">
            <text:p>800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Winner</text:p>
          </table:table-cell>
          <table:table-cell table:style-name="ce17" office:value-type="string" calcext:value-type="string">
            <text:p>MARC TESSENIOR LEV19NE (uncontested)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Undergraduate Annual Grants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% votes in favor</text:p>
          </table:table-cell>
          <table:table-cell table:style-name="ce8" office:value-type="string" calcext:value-type="string">
            <text:p># votes in favor</text:p>
          </table:table-cell>
          <table:table-cell table:style-name="ce8" office:value-type="string" calcext:value-type="string">
            <text:p>% votes not in favor</text:p>
          </table:table-cell>
          <table:table-cell table:style-name="ce8" office:value-type="string" calcext:value-type="string">
            <text:p># votes not in favor</text:p>
          </table:table-cell>
          <table:table-cell table:style-name="ce8" office:value-type="string" calcext:value-type="string">
            <text:p>% votes abstain</text:p>
          </table:table-cell>
          <table:table-cell table:style-name="ce8" office:value-type="string" calcext:value-type="string">
            <text:p># votes abstain</text:p>
          </table:table-cell>
          <table:table-cell table:style-name="ce8" office:value-type="string" calcext:value-type="string">
            <text:p>Approved?</text:p>
          </table:table-cell>
          <table:table-cell table:style-name="ce24" office:value-type="string" calcext:value-type="string">
            <text:p>% votes in favor (not counting abstentions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he Bridge Peer Counseling Center | Request: $6,000.00 | Per Student: $0.90</text:p>
          </table:table-cell>
          <table:table-cell table:style-name="ce21" office:value-type="percentage" office:value="0.8248" calcext:value-type="percentage">
            <text:p>82.48%</text:p>
          </table:table-cell>
          <table:table-cell table:style-name="ce18" office:value-type="float" office:value="2730" calcext:value-type="float">
            <text:p>2730</text:p>
          </table:table-cell>
          <table:table-cell table:style-name="ce21" office:value-type="percentage" office:value="0.0441" calcext:value-type="percentage">
            <text:p>4.41%</text:p>
          </table:table-cell>
          <table:table-cell table:style-name="ce18" office:value-type="float" office:value="146" calcext:value-type="float">
            <text:p>146</text:p>
          </table:table-cell>
          <table:table-cell table:style-name="ce21" office:value-type="percentage" office:value="0.1311" calcext:value-type="percentage">
            <text:p>13.11%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2]/([.C152]+[.E152])" office:value-type="percentage" office:value="0.94923504867872" calcext:value-type="percentage">
            <text:p>94.9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irst Generation and/or Low Income Partnership | Request: $29,430.00 | Per Student: $4.43</text:p>
          </table:table-cell>
          <table:table-cell table:style-name="ce21" office:value-type="percentage" office:value="0.8018" calcext:value-type="percentage">
            <text:p>80.18%</text:p>
          </table:table-cell>
          <table:table-cell table:style-name="ce18" office:value-type="float" office:value="2654" calcext:value-type="float">
            <text:p>2654</text:p>
          </table:table-cell>
          <table:table-cell table:style-name="ce21" office:value-type="percentage" office:value="0.055" calcext:value-type="percentage">
            <text:p>5.50%</text:p>
          </table:table-cell>
          <table:table-cell table:style-name="ce18" office:value-type="float" office:value="182" calcext:value-type="float">
            <text:p>182</text:p>
          </table:table-cell>
          <table:table-cell table:style-name="ce21" office:value-type="percentage" office:value="0.1432" calcext:value-type="percentage">
            <text:p>14.32%</text:p>
          </table:table-cell>
          <table:table-cell table:style-name="ce18" office:value-type="float" office:value="474" calcext:value-type="float">
            <text:p>47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3]/([.C153]+[.E153])" office:value-type="percentage" office:value="0.935825105782793" calcext:value-type="percentage">
            <text:p>93.58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exual Health Peer Resource Center | Request: $51,920.00 | Per Student: $7.81</text:p>
          </table:table-cell>
          <table:table-cell table:style-name="ce21" office:value-type="percentage" office:value="0.7782" calcext:value-type="percentage">
            <text:p>77.82%</text:p>
          </table:table-cell>
          <table:table-cell table:style-name="ce18" office:value-type="float" office:value="2576" calcext:value-type="float">
            <text:p>2576</text:p>
          </table:table-cell>
          <table:table-cell table:style-name="ce21" office:value-type="percentage" office:value="0.0625" calcext:value-type="percentage">
            <text:p>6.25%</text:p>
          </table:table-cell>
          <table:table-cell table:style-name="ce18" office:value-type="float" office:value="207" calcext:value-type="float">
            <text:p>207</text:p>
          </table:table-cell>
          <table:table-cell table:style-name="ce21" office:value-type="percentage" office:value="0.1592" calcext:value-type="percentage">
            <text:p>15.92%</text:p>
          </table:table-cell>
          <table:table-cell table:style-name="ce18" office:value-type="float" office:value="527" calcext:value-type="float">
            <text:p>52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4]/([.C154]+[.E154])" office:value-type="percentage" office:value="0.925619834710744" calcext:value-type="percentage">
            <text:p>92.56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ardinal Free Clinics | Request: $20,807.50 | Per Student: $3.13</text:p>
          </table:table-cell>
          <table:table-cell table:style-name="ce21" office:value-type="percentage" office:value="0.7399" calcext:value-type="percentage">
            <text:p>73.99%</text:p>
          </table:table-cell>
          <table:table-cell table:style-name="ce18" office:value-type="float" office:value="2449" calcext:value-type="float">
            <text:p>2449</text:p>
          </table:table-cell>
          <table:table-cell table:style-name="ce21" office:value-type="percentage" office:value="0.0613" calcext:value-type="percentage">
            <text:p>6.13%</text:p>
          </table:table-cell>
          <table:table-cell table:style-name="ce18" office:value-type="float" office:value="203" calcext:value-type="float">
            <text:p>203</text:p>
          </table:table-cell>
          <table:table-cell table:style-name="ce21" office:value-type="percentage" office:value="0.1988" calcext:value-type="percentage">
            <text:p>19.88%</text:p>
          </table:table-cell>
          <table:table-cell table:style-name="ce18" office:value-type="float" office:value="658" calcext:value-type="float">
            <text:p>658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5]/([.C155]+[.E155])" office:value-type="percentage" office:value="0.923453996983409" calcext:value-type="percentage">
            <text:p>92.3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Undergraduate Research Association | Request: $24,822.38 | Per Student: $3.73</text:p>
          </table:table-cell>
          <table:table-cell table:style-name="ce21" office:value-type="percentage" office:value="0.7341" calcext:value-type="percentage">
            <text:p>73.41%</text:p>
          </table:table-cell>
          <table:table-cell table:style-name="ce18" office:value-type="float" office:value="2430" calcext:value-type="float">
            <text:p>2430</text:p>
          </table:table-cell>
          <table:table-cell table:style-name="ce21" office:value-type="percentage" office:value="0.0662" calcext:value-type="percentage">
            <text:p>6.62%</text:p>
          </table:table-cell>
          <table:table-cell table:style-name="ce18" office:value-type="float" office:value="219" calcext:value-type="float">
            <text:p>219</text:p>
          </table:table-cell>
          <table:table-cell table:style-name="ce21" office:value-type="percentage" office:value="0.1997" calcext:value-type="percentage">
            <text:p>19.97%</text:p>
          </table:table-cell>
          <table:table-cell table:style-name="ce18" office:value-type="float" office:value="661" calcext:value-type="float">
            <text:p>661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6]/([.C156]+[.E156])" office:value-type="percentage" office:value="0.917327293318233" calcext:value-type="percentage">
            <text:p>91.7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lternative Spring Break | Request: $71,250.00 | Per Student: $10.71</text:p>
          </table:table-cell>
          <table:table-cell table:style-name="ce21" office:value-type="percentage" office:value="0.7027" calcext:value-type="percentage">
            <text:p>70.27%</text:p>
          </table:table-cell>
          <table:table-cell table:style-name="ce18" office:value-type="float" office:value="2326" calcext:value-type="float">
            <text:p>2326</text:p>
          </table:table-cell>
          <table:table-cell table:style-name="ce21" office:value-type="percentage" office:value="0.1" calcext:value-type="percentage">
            <text:p>10.00%</text:p>
          </table:table-cell>
          <table:table-cell table:style-name="ce18" office:value-type="float" office:value="331" calcext:value-type="float">
            <text:p>331</text:p>
          </table:table-cell>
          <table:table-cell table:style-name="ce21" office:value-type="percentage" office:value="0.1973" calcext:value-type="percentage">
            <text:p>19.73%</text:p>
          </table:table-cell>
          <table:table-cell table:style-name="ce18" office:value-type="float" office:value="653" calcext:value-type="float">
            <text:p>65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7]/([.C157]+[.E157])" office:value-type="percentage" office:value="0.875423409860745" calcext:value-type="percentage">
            <text:p>87.54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lack Student Union | Request: $67,168.85 | Per Student: $10.10</text:p>
          </table:table-cell>
          <table:table-cell table:style-name="ce21" office:value-type="percentage" office:value="0.6949" calcext:value-type="percentage">
            <text:p>69.49%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percentage" office:value="0.0967" calcext:value-type="percentage">
            <text:p>9.67%</text:p>
          </table:table-cell>
          <table:table-cell table:style-name="ce18" office:value-type="float" office:value="320" calcext:value-type="float">
            <text:p>320</text:p>
          </table:table-cell>
          <table:table-cell table:style-name="ce21" office:value-type="percentage" office:value="0.2085" calcext:value-type="percentage">
            <text:p>20.85%</text:p>
          </table:table-cell>
          <table:table-cell table:style-name="ce18" office:value-type="float" office:value="690" calcext:value-type="float">
            <text:p>69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8]/([.C158]+[.E158])" office:value-type="percentage" office:value="0.877862595419847" calcext:value-type="percentage">
            <text:p>87.7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udents for a Sustainable Stanford | Request: $16,428.53 | Per Student: $2.47</text:p>
          </table:table-cell>
          <table:table-cell table:style-name="ce21" office:value-type="percentage" office:value="0.6924" calcext:value-type="percentage">
            <text:p>69.24%</text:p>
          </table:table-cell>
          <table:table-cell table:style-name="ce18" office:value-type="float" office:value="2292" calcext:value-type="float">
            <text:p>2292</text:p>
          </table:table-cell>
          <table:table-cell table:style-name="ce21" office:value-type="percentage" office:value="0.0891" calcext:value-type="percentage">
            <text:p>8.91%</text:p>
          </table:table-cell>
          <table:table-cell table:style-name="ce18" office:value-type="float" office:value="295" calcext:value-type="float">
            <text:p>295</text:p>
          </table:table-cell>
          <table:table-cell table:style-name="ce21" office:value-type="percentage" office:value="0.2184" calcext:value-type="percentage">
            <text:p>21.84%</text:p>
          </table:table-cell>
          <table:table-cell table:style-name="ce18" office:value-type="float" office:value="723" calcext:value-type="float">
            <text:p>72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59]/([.C159]+[.E159])" office:value-type="percentage" office:value="0.88596830305373" calcext:value-type="percentage">
            <text:p>88.6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Women in Politics | Request: $16,350.00 | Per Student: $2.46</text:p>
          </table:table-cell>
          <table:table-cell table:style-name="ce21" office:value-type="percentage" office:value="0.6819" calcext:value-type="percentage">
            <text:p>68.19%</text:p>
          </table:table-cell>
          <table:table-cell table:style-name="ce18" office:value-type="float" office:value="2257" calcext:value-type="float">
            <text:p>2257</text:p>
          </table:table-cell>
          <table:table-cell table:style-name="ce21" office:value-type="percentage" office:value="0.0927" calcext:value-type="percentage">
            <text:p>9.27%</text:p>
          </table:table-cell>
          <table:table-cell table:style-name="ce18" office:value-type="float" office:value="307" calcext:value-type="float">
            <text:p>307</text:p>
          </table:table-cell>
          <table:table-cell table:style-name="ce21" office:value-type="percentage" office:value="0.2254" calcext:value-type="percentage">
            <text:p>22.54%</text:p>
          </table:table-cell>
          <table:table-cell table:style-name="ce18" office:value-type="float" office:value="746" calcext:value-type="float">
            <text:p>746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0]/([.C160]+[.E160])" office:value-type="percentage" office:value="0.880265210608424" calcext:value-type="percentage">
            <text:p>88.0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Daily | Request: $47,808.00 | Per Student: $7.19</text:p>
          </table:table-cell>
          <table:table-cell table:style-name="ce21" office:value-type="percentage" office:value="0.681" calcext:value-type="percentage">
            <text:p>68.10%</text:p>
          </table:table-cell>
          <table:table-cell table:style-name="ce18" office:value-type="float" office:value="2254" calcext:value-type="float">
            <text:p>2254</text:p>
          </table:table-cell>
          <table:table-cell table:style-name="ce21" office:value-type="percentage" office:value="0.1199" calcext:value-type="percentage">
            <text:p>11.99%</text:p>
          </table:table-cell>
          <table:table-cell table:style-name="ce18" office:value-type="float" office:value="397" calcext:value-type="float">
            <text:p>397</text:p>
          </table:table-cell>
          <table:table-cell table:style-name="ce21" office:value-type="percentage" office:value="0.1991" calcext:value-type="percentage">
            <text:p>19.91%</text:p>
          </table:table-cell>
          <table:table-cell table:style-name="ce18" office:value-type="float" office:value="659" calcext:value-type="float">
            <text:p>659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1]/([.C161]+[.E161])" office:value-type="percentage" office:value="0.850245190494153" calcext:value-type="percentage">
            <text:p>85.0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Women in Business | Request: $13,872.52 | Per Student: $2.09</text:p>
          </table:table-cell>
          <table:table-cell table:style-name="ce21" office:value-type="percentage" office:value="0.6761" calcext:value-type="percentage">
            <text:p>67.61%</text:p>
          </table:table-cell>
          <table:table-cell table:style-name="ce18" office:value-type="float" office:value="2238" calcext:value-type="float">
            <text:p>2238</text:p>
          </table:table-cell>
          <table:table-cell table:style-name="ce21" office:value-type="percentage" office:value="0.1048" calcext:value-type="percentage">
            <text:p>10.48%</text:p>
          </table:table-cell>
          <table:table-cell table:style-name="ce18" office:value-type="float" office:value="347" calcext:value-type="float">
            <text:p>347</text:p>
          </table:table-cell>
          <table:table-cell table:style-name="ce21" office:value-type="percentage" office:value="0.219" calcext:value-type="percentage">
            <text:p>21.90%</text:p>
          </table:table-cell>
          <table:table-cell table:style-name="ce18" office:value-type="float" office:value="725" calcext:value-type="float">
            <text:p>725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2]/([.C162]+[.E162])" office:value-type="percentage" office:value="0.865764023210832" calcext:value-type="percentage">
            <text:p>86.58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Undergraduate Research Journal | Request: $7,416.00 | Per Student: $1.12</text:p>
          </table:table-cell>
          <table:table-cell table:style-name="ce21" office:value-type="percentage" office:value="0.6704" calcext:value-type="percentage">
            <text:p>67.04%</text:p>
          </table:table-cell>
          <table:table-cell table:style-name="ce18" office:value-type="float" office:value="2219" calcext:value-type="float">
            <text:p>2219</text:p>
          </table:table-cell>
          <table:table-cell table:style-name="ce21" office:value-type="percentage" office:value="0.0813" calcext:value-type="percentage">
            <text:p>8.13%</text:p>
          </table:table-cell>
          <table:table-cell table:style-name="ce18" office:value-type="float" office:value="269" calcext:value-type="float">
            <text:p>269</text:p>
          </table:table-cell>
          <table:table-cell table:style-name="ce21" office:value-type="percentage" office:value="0.2483" calcext:value-type="percentage">
            <text:p>24.83%</text:p>
          </table:table-cell>
          <table:table-cell table:style-name="ce18" office:value-type="float" office:value="822" calcext:value-type="float">
            <text:p>822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3]/([.C163]+[.E163])" office:value-type="percentage" office:value="0.891881028938907" calcext:value-type="percentage">
            <text:p>89.1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AACP | Request: $24,600.00 | Per Student: $3.70</text:p>
          </table:table-cell>
          <table:table-cell table:style-name="ce21" office:value-type="percentage" office:value="0.6698" calcext:value-type="percentage">
            <text:p>66.98%</text:p>
          </table:table-cell>
          <table:table-cell table:style-name="ce18" office:value-type="float" office:value="2217" calcext:value-type="float">
            <text:p>2217</text:p>
          </table:table-cell>
          <table:table-cell table:style-name="ce21" office:value-type="percentage" office:value="0.0964" calcext:value-type="percentage">
            <text:p>9.64%</text:p>
          </table:table-cell>
          <table:table-cell table:style-name="ce18" office:value-type="float" office:value="319" calcext:value-type="float">
            <text:p>319</text:p>
          </table:table-cell>
          <table:table-cell table:style-name="ce21" office:value-type="percentage" office:value="0.2338" calcext:value-type="percentage">
            <text:p>23.38%</text:p>
          </table:table-cell>
          <table:table-cell table:style-name="ce18" office:value-type="float" office:value="774" calcext:value-type="float">
            <text:p>77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4]/([.C164]+[.E164])" office:value-type="percentage" office:value="0.874211356466877" calcext:value-type="percentage">
            <text:p>87.4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Club Sports | Request: $144,506.37 | Per Student: $21.73</text:p>
          </table:table-cell>
          <table:table-cell table:style-name="ce21" office:value-type="percentage" office:value="0.668" calcext:value-type="percentage">
            <text:p>66.80%</text:p>
          </table:table-cell>
          <table:table-cell table:style-name="ce18" office:value-type="float" office:value="2211" calcext:value-type="float">
            <text:p>2211</text:p>
          </table:table-cell>
          <table:table-cell table:style-name="ce21" office:value-type="percentage" office:value="0.1148" calcext:value-type="percentage">
            <text:p>11.48%</text:p>
          </table:table-cell>
          <table:table-cell table:style-name="ce18" office:value-type="float" office:value="380" calcext:value-type="float">
            <text:p>380</text:p>
          </table:table-cell>
          <table:table-cell table:style-name="ce21" office:value-type="percentage" office:value="0.2172" calcext:value-type="percentage">
            <text:p>21.72%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5]/([.C165]+[.E165])" office:value-type="percentage" office:value="0.853338479351602" calcext:value-type="percentage">
            <text:p>85.3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Outdoor Outreach Program | Request: $9,273.00 | Per Student: $1.39</text:p>
          </table:table-cell>
          <table:table-cell table:style-name="ce21" office:value-type="percentage" office:value="0.6628" calcext:value-type="percentage">
            <text:p>66.28%</text:p>
          </table:table-cell>
          <table:table-cell table:style-name="ce18" office:value-type="float" office:value="2194" calcext:value-type="float">
            <text:p>2194</text:p>
          </table:table-cell>
          <table:table-cell table:style-name="ce21" office:value-type="percentage" office:value="0.0864" calcext:value-type="percentage">
            <text:p>8.64%</text:p>
          </table:table-cell>
          <table:table-cell table:style-name="ce18" office:value-type="float" office:value="286" calcext:value-type="float">
            <text:p>286</text:p>
          </table:table-cell>
          <table:table-cell table:style-name="ce21" office:value-type="percentage" office:value="0.2508" calcext:value-type="percentage">
            <text:p>25.08%</text:p>
          </table:table-cell>
          <table:table-cell table:style-name="ce18" office:value-type="float" office:value="830" calcext:value-type="float">
            <text:p>83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6]/([.C166]+[.E166])" office:value-type="percentage" office:value="0.884677419354839" calcext:value-type="percentage">
            <text:p>88.4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in Government | Request: $38,025.00 | Per Student: $5.72</text:p>
          </table:table-cell>
          <table:table-cell table:style-name="ce21" office:value-type="percentage" office:value="0.6625" calcext:value-type="percentage">
            <text:p>66.25%</text:p>
          </table:table-cell>
          <table:table-cell table:style-name="ce18" office:value-type="float" office:value="2193" calcext:value-type="float">
            <text:p>2193</text:p>
          </table:table-cell>
          <table:table-cell table:style-name="ce21" office:value-type="percentage" office:value="0.1024" calcext:value-type="percentage">
            <text:p>10.24%</text:p>
          </table:table-cell>
          <table:table-cell table:style-name="ce18" office:value-type="float" office:value="339" calcext:value-type="float">
            <text:p>339</text:p>
          </table:table-cell>
          <table:table-cell table:style-name="ce21" office:value-type="percentage" office:value="0.235" calcext:value-type="percentage">
            <text:p>23.50%</text:p>
          </table:table-cell>
          <table:table-cell table:style-name="ce18" office:value-type="float" office:value="778" calcext:value-type="float">
            <text:p>778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7]/([.C167]+[.E167])" office:value-type="percentage" office:value="0.866113744075829" calcext:value-type="percentage">
            <text:p>86.61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SJUMB | Request: $93,370.00 | Per Student: $14.04</text:p>
          </table:table-cell>
          <table:table-cell table:style-name="ce21" office:value-type="percentage" office:value="0.6604" calcext:value-type="percentage">
            <text:p>66.04%</text:p>
          </table:table-cell>
          <table:table-cell table:style-name="ce18" office:value-type="float" office:value="2186" calcext:value-type="float">
            <text:p>2186</text:p>
          </table:table-cell>
          <table:table-cell table:style-name="ce21" office:value-type="percentage" office:value="0.1211" calcext:value-type="percentage">
            <text:p>12.11%</text:p>
          </table:table-cell>
          <table:table-cell table:style-name="ce18" office:value-type="float" office:value="401" calcext:value-type="float">
            <text:p>401</text:p>
          </table:table-cell>
          <table:table-cell table:style-name="ce21" office:value-type="percentage" office:value="0.2184" calcext:value-type="percentage">
            <text:p>21.84%</text:p>
          </table:table-cell>
          <table:table-cell table:style-name="ce18" office:value-type="float" office:value="723" calcext:value-type="float">
            <text:p>72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8]/([.C168]+[.E168])" office:value-type="percentage" office:value="0.844994201778121" calcext:value-type="percentage">
            <text:p>84.5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Symphony Orchestra | Request: $32,290.21 | Per Student: $4.86</text:p>
          </table:table-cell>
          <table:table-cell table:style-name="ce21" office:value-type="percentage" office:value="0.6556" calcext:value-type="percentage">
            <text:p>65.56%</text:p>
          </table:table-cell>
          <table:table-cell table:style-name="ce18" office:value-type="float" office:value="2170" calcext:value-type="float">
            <text:p>2170</text:p>
          </table:table-cell>
          <table:table-cell table:style-name="ce21" office:value-type="percentage" office:value="0.0906" calcext:value-type="percentage">
            <text:p>9.06%</text:p>
          </table:table-cell>
          <table:table-cell table:style-name="ce18" office:value-type="float" office:value="300" calcext:value-type="float">
            <text:p>300</text:p>
          </table:table-cell>
          <table:table-cell table:style-name="ce21" office:value-type="percentage" office:value="0.2538" calcext:value-type="percentage">
            <text:p>25.38%</text:p>
          </table:table-cell>
          <table:table-cell table:style-name="ce18" office:value-type="float" office:value="840" calcext:value-type="float">
            <text:p>84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69]/([.C169]+[.E169])" office:value-type="percentage" office:value="0.878542510121457" calcext:value-type="percentage">
            <text:p>87.8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Taiko | Request: $17,210.87 | Per Student: $2.59</text:p>
          </table:table-cell>
          <table:table-cell table:style-name="ce21" office:value-type="percentage" office:value="0.6541" calcext:value-type="percentage">
            <text:p>65.41%</text:p>
          </table:table-cell>
          <table:table-cell table:style-name="ce18" office:value-type="float" office:value="2165" calcext:value-type="float">
            <text:p>2165</text:p>
          </table:table-cell>
          <table:table-cell table:style-name="ce21" office:value-type="percentage" office:value="0.0943" calcext:value-type="percentage">
            <text:p>9.43%</text:p>
          </table:table-cell>
          <table:table-cell table:style-name="ce18" office:value-type="float" office:value="312" calcext:value-type="float">
            <text:p>312</text:p>
          </table:table-cell>
          <table:table-cell table:style-name="ce21" office:value-type="percentage" office:value="0.2517" calcext:value-type="percentage">
            <text:p>25.17%</text:p>
          </table:table-cell>
          <table:table-cell table:style-name="ce18" office:value-type="float" office:value="833" calcext:value-type="float">
            <text:p>83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0]/([.C170]+[.E170])" office:value-type="percentage" office:value="0.874041178845377" calcext:value-type="percentage">
            <text:p>87.4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African Students Association | Request: $44,437.00 | Per Student: $6.68</text:p>
          </table:table-cell>
          <table:table-cell table:style-name="ce21" office:value-type="percentage" office:value="0.6529" calcext:value-type="percentage">
            <text:p>65.29%</text:p>
          </table:table-cell>
          <table:table-cell table:style-name="ce18" office:value-type="float" office:value="2161" calcext:value-type="float">
            <text:p>2161</text:p>
          </table:table-cell>
          <table:table-cell table:style-name="ce21" office:value-type="percentage" office:value="0.0982" calcext:value-type="percentage">
            <text:p>9.82%</text:p>
          </table:table-cell>
          <table:table-cell table:style-name="ce18" office:value-type="float" office:value="325" calcext:value-type="float">
            <text:p>325</text:p>
          </table:table-cell>
          <table:table-cell table:style-name="ce21" office:value-type="percentage" office:value="0.2489" calcext:value-type="percentage">
            <text:p>24.89%</text:p>
          </table:table-cell>
          <table:table-cell table:style-name="ce18" office:value-type="float" office:value="824" calcext:value-type="float">
            <text:p>82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1]/([.C171]+[.E171])" office:value-type="percentage" office:value="0.869267900241352" calcext:value-type="percentage">
            <text:p>86.9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ian American Student Association | Request: $77,744.68 | Per Student: $11.69</text:p>
          </table:table-cell>
          <table:table-cell table:style-name="ce21" office:value-type="percentage" office:value="0.6492" calcext:value-type="percentage">
            <text:p>64.92%</text:p>
          </table:table-cell>
          <table:table-cell table:style-name="ce18" office:value-type="float" office:value="2149" calcext:value-type="float">
            <text:p>2149</text:p>
          </table:table-cell>
          <table:table-cell table:style-name="ce21" office:value-type="percentage" office:value="0.11" calcext:value-type="percentage">
            <text:p>11.00%</text:p>
          </table:table-cell>
          <table:table-cell table:style-name="ce18" office:value-type="float" office:value="364" calcext:value-type="float">
            <text:p>364</text:p>
          </table:table-cell>
          <table:table-cell table:style-name="ce21" office:value-type="percentage" office:value="0.2408" calcext:value-type="percentage">
            <text:p>24.08%</text:p>
          </table:table-cell>
          <table:table-cell table:style-name="ce18" office:value-type="float" office:value="797" calcext:value-type="float">
            <text:p>79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2]/([.C172]+[.E172])" office:value-type="percentage" office:value="0.855153203342618" calcext:value-type="percentage">
            <text:p>85.5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International Undergraduate Community | Request: $17,303.55 | Per Student: $2.60</text:p>
          </table:table-cell>
          <table:table-cell table:style-name="ce21" office:value-type="percentage" office:value="0.6477" calcext:value-type="percentage">
            <text:p>64.77%</text:p>
          </table:table-cell>
          <table:table-cell table:style-name="ce18" office:value-type="float" office:value="2144" calcext:value-type="float">
            <text:p>2144</text:p>
          </table:table-cell>
          <table:table-cell table:style-name="ce21" office:value-type="percentage" office:value="0.0897" calcext:value-type="percentage">
            <text:p>8.97%</text:p>
          </table:table-cell>
          <table:table-cell table:style-name="ce18" office:value-type="float" office:value="297" calcext:value-type="float">
            <text:p>297</text:p>
          </table:table-cell>
          <table:table-cell table:style-name="ce21" office:value-type="percentage" office:value="0.2625" calcext:value-type="percentage">
            <text:p>26.25%</text:p>
          </table:table-cell>
          <table:table-cell table:style-name="ce18" office:value-type="float" office:value="869" calcext:value-type="float">
            <text:p>869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3]/([.C173]+[.E173])" office:value-type="percentage" office:value="0.878328553871364" calcext:value-type="percentage">
            <text:p>87.8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uslim Student Union | Request: $46,300.00 | Per Student: $6.96</text:p>
          </table:table-cell>
          <table:table-cell table:style-name="ce21" office:value-type="percentage" office:value="0.6438" calcext:value-type="percentage">
            <text:p>64.38%</text:p>
          </table:table-cell>
          <table:table-cell table:style-name="ce18" office:value-type="float" office:value="2131" calcext:value-type="float">
            <text:p>2131</text:p>
          </table:table-cell>
          <table:table-cell table:style-name="ce21" office:value-type="percentage" office:value="0.1045" calcext:value-type="percentage">
            <text:p>10.45%</text:p>
          </table:table-cell>
          <table:table-cell table:style-name="ce18" office:value-type="float" office:value="346" calcext:value-type="float">
            <text:p>346</text:p>
          </table:table-cell>
          <table:table-cell table:style-name="ce21" office:value-type="percentage" office:value="0.2517" calcext:value-type="percentage">
            <text:p>25.17%</text:p>
          </table:table-cell>
          <table:table-cell table:style-name="ce18" office:value-type="float" office:value="833" calcext:value-type="float">
            <text:p>83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4]/([.C174]+[.E174])" office:value-type="percentage" office:value="0.860314897052887" calcext:value-type="percentage">
            <text:p>86.0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American Indian Organization| Request: $43,335.00 | Per Student: $6.52</text:p>
          </table:table-cell>
          <table:table-cell table:style-name="ce21" office:value-type="percentage" office:value="0.6356" calcext:value-type="percentage">
            <text:p>63.56%</text:p>
          </table:table-cell>
          <table:table-cell table:style-name="ce18" office:value-type="float" office:value="2104" calcext:value-type="float">
            <text:p>2104</text:p>
          </table:table-cell>
          <table:table-cell table:style-name="ce21" office:value-type="percentage" office:value="0.1036" calcext:value-type="percentage">
            <text:p>10.36%</text:p>
          </table:table-cell>
          <table:table-cell table:style-name="ce18" office:value-type="float" office:value="343" calcext:value-type="float">
            <text:p>343</text:p>
          </table:table-cell>
          <table:table-cell table:style-name="ce21" office:value-type="percentage" office:value="0.2607" calcext:value-type="percentage">
            <text:p>26.07%</text:p>
          </table:table-cell>
          <table:table-cell table:style-name="ce18" office:value-type="float" office:value="863" calcext:value-type="float">
            <text:p>86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5]/([.C175]+[.E175])" office:value-type="percentage" office:value="0.859828361258684" calcext:value-type="percentage">
            <text:p>85.98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he Arab Student Association at Stanford | Request: $7,855.00 | Per Student: $1.18</text:p>
          </table:table-cell>
          <table:table-cell table:style-name="ce21" office:value-type="percentage" office:value="0.635" calcext:value-type="percentage">
            <text:p>63.50%</text:p>
          </table:table-cell>
          <table:table-cell table:style-name="ce18" office:value-type="float" office:value="2102" calcext:value-type="float">
            <text:p>2102</text:p>
          </table:table-cell>
          <table:table-cell table:style-name="ce21" office:value-type="percentage" office:value="0.0937" calcext:value-type="percentage">
            <text:p>9.37%</text:p>
          </table:table-cell>
          <table:table-cell table:style-name="ce18" office:value-type="float" office:value="310" calcext:value-type="float">
            <text:p>310</text:p>
          </table:table-cell>
          <table:table-cell table:style-name="ce21" office:value-type="percentage" office:value="0.2713" calcext:value-type="percentage">
            <text:p>27.13%</text:p>
          </table:table-cell>
          <table:table-cell table:style-name="ce18" office:value-type="float" office:value="898" calcext:value-type="float">
            <text:p>898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6]/([.C176]+[.E176])" office:value-type="percentage" office:value="0.871475953565506" calcext:value-type="percentage">
            <text:p>87.1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Speakers Bureau | Request: $91,190.00 | Per Student: $13.71</text:p>
          </table:table-cell>
          <table:table-cell table:style-name="ce21" office:value-type="percentage" office:value="0.6302" calcext:value-type="percentage">
            <text:p>63.02%</text:p>
          </table:table-cell>
          <table:table-cell table:style-name="ce18" office:value-type="float" office:value="2086" calcext:value-type="float">
            <text:p>2086</text:p>
          </table:table-cell>
          <table:table-cell table:style-name="ce21" office:value-type="percentage" office:value="0.1139" calcext:value-type="percentage">
            <text:p>11.39%</text:p>
          </table:table-cell>
          <table:table-cell table:style-name="ce18" office:value-type="float" office:value="377" calcext:value-type="float">
            <text:p>377</text:p>
          </table:table-cell>
          <table:table-cell table:style-name="ce21" office:value-type="percentage" office:value="0.2559" calcext:value-type="percentage">
            <text:p>25.59%</text:p>
          </table:table-cell>
          <table:table-cell table:style-name="ce18" office:value-type="float" office:value="847" calcext:value-type="float">
            <text:p>84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7]/([.C177]+[.E177])" office:value-type="percentage" office:value="0.846934632561916" calcext:value-type="percentage">
            <text:p>84.6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Volunteers in Latin America | Request: $16,231.00 | Per Student: $2.44</text:p>
          </table:table-cell>
          <table:table-cell table:style-name="ce21" office:value-type="percentage" office:value="0.6263" calcext:value-type="percentage">
            <text:p>62.63%</text:p>
          </table:table-cell>
          <table:table-cell table:style-name="ce18" office:value-type="float" office:value="2073" calcext:value-type="float">
            <text:p>2073</text:p>
          </table:table-cell>
          <table:table-cell table:style-name="ce21" office:value-type="percentage" office:value="0.0937" calcext:value-type="percentage">
            <text:p>9.37%</text:p>
          </table:table-cell>
          <table:table-cell table:style-name="ce18" office:value-type="float" office:value="310" calcext:value-type="float">
            <text:p>310</text:p>
          </table:table-cell>
          <table:table-cell table:style-name="ce21" office:value-type="percentage" office:value="0.2801" calcext:value-type="percentage">
            <text:p>28.01%</text:p>
          </table:table-cell>
          <table:table-cell table:style-name="ce18" office:value-type="float" office:value="927" calcext:value-type="float">
            <text:p>92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8]/([.C178]+[.E178])" office:value-type="percentage" office:value="0.869911875786823" calcext:value-type="percentage">
            <text:p>86.9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Educational Studies Program | Request: $18,463.00 | Per Student: $2.78</text:p>
          </table:table-cell>
          <table:table-cell table:style-name="ce21" office:value-type="percentage" office:value="0.6178" calcext:value-type="percentage">
            <text:p>61.78%</text:p>
          </table:table-cell>
          <table:table-cell table:style-name="ce18" office:value-type="float" office:value="2045" calcext:value-type="float">
            <text:p>2045</text:p>
          </table:table-cell>
          <table:table-cell table:style-name="ce21" office:value-type="percentage" office:value="0.0879" calcext:value-type="percentage">
            <text:p>8.79%</text:p>
          </table:table-cell>
          <table:table-cell table:style-name="ce18" office:value-type="float" office:value="291" calcext:value-type="float">
            <text:p>291</text:p>
          </table:table-cell>
          <table:table-cell table:style-name="ce21" office:value-type="percentage" office:value="0.2943" calcext:value-type="percentage">
            <text:p>29.43%</text:p>
          </table:table-cell>
          <table:table-cell table:style-name="ce18" office:value-type="float" office:value="974" calcext:value-type="float">
            <text:p>97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79]/([.C179]+[.E179])" office:value-type="percentage" office:value="0.875428082191781" calcext:value-type="percentage">
            <text:p>87.54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Jazz Orchestra | Request: $15,000.00 | Per Student: $2.26</text:p>
          </table:table-cell>
          <table:table-cell table:style-name="ce21" office:value-type="percentage" office:value="0.6166" calcext:value-type="percentage">
            <text:p>61.66%</text:p>
          </table:table-cell>
          <table:table-cell table:style-name="ce18" office:value-type="float" office:value="2041" calcext:value-type="float">
            <text:p>2041</text:p>
          </table:table-cell>
          <table:table-cell table:style-name="ce21" office:value-type="percentage" office:value="0.0946" calcext:value-type="percentage">
            <text:p>9.46%</text:p>
          </table:table-cell>
          <table:table-cell table:style-name="ce18" office:value-type="float" office:value="313" calcext:value-type="float">
            <text:p>313</text:p>
          </table:table-cell>
          <table:table-cell table:style-name="ce21" office:value-type="percentage" office:value="0.2888" calcext:value-type="percentage">
            <text:p>28.88%</text:p>
          </table:table-cell>
          <table:table-cell table:style-name="ce18" office:value-type="float" office:value="956" calcext:value-type="float">
            <text:p>956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0]/([.C180]+[.E180])" office:value-type="percentage" office:value="0.867034834324554" calcext:value-type="percentage">
            <text:p>86.7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udent Organizing Committee for the Arts | Request: $19,600.00 | Per Student: $2.95</text:p>
          </table:table-cell>
          <table:table-cell table:style-name="ce21" office:value-type="percentage" office:value="0.6163" calcext:value-type="percentage">
            <text:p>61.63%</text:p>
          </table:table-cell>
          <table:table-cell table:style-name="ce18" office:value-type="float" office:value="2040" calcext:value-type="float">
            <text:p>2040</text:p>
          </table:table-cell>
          <table:table-cell table:style-name="ce21" office:value-type="percentage" office:value="0.0955" calcext:value-type="percentage">
            <text:p>9.55%</text:p>
          </table:table-cell>
          <table:table-cell table:style-name="ce18" office:value-type="float" office:value="316" calcext:value-type="float">
            <text:p>316</text:p>
          </table:table-cell>
          <table:table-cell table:style-name="ce21" office:value-type="percentage" office:value="0.2882" calcext:value-type="percentage">
            <text:p>28.82%</text:p>
          </table:table-cell>
          <table:table-cell table:style-name="ce18" office:value-type="float" office:value="954" calcext:value-type="float">
            <text:p>95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1]/([.C181]+[.E181])" office:value-type="percentage" office:value="0.865874363327674" calcext:value-type="percentage">
            <text:p>86.5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Dance Marathon | Request: $24,131.16 | Per Student: $3.63</text:p>
          </table:table-cell>
          <table:table-cell table:style-name="ce21" office:value-type="percentage" office:value="0.6109" calcext:value-type="percentage">
            <text:p>61.09%</text:p>
          </table:table-cell>
          <table:table-cell table:style-name="ce18" office:value-type="float" office:value="2022" calcext:value-type="float">
            <text:p>2022</text:p>
          </table:table-cell>
          <table:table-cell table:style-name="ce21" office:value-type="percentage" office:value="0.1502" calcext:value-type="percentage">
            <text:p>15.02%</text:p>
          </table:table-cell>
          <table:table-cell table:style-name="ce18" office:value-type="float" office:value="497" calcext:value-type="float">
            <text:p>497</text:p>
          </table:table-cell>
          <table:table-cell table:style-name="ce21" office:value-type="percentage" office:value="0.239" calcext:value-type="percentage">
            <text:p>23.90%</text:p>
          </table:table-cell>
          <table:table-cell table:style-name="ce18" office:value-type="float" office:value="791" calcext:value-type="float">
            <text:p>791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2]/([.C182]+[.E182])" office:value-type="percentage" office:value="0.802699483922191" calcext:value-type="percentage">
            <text:p>80.2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Bhangra | Request: $18,345.00 | Per Student: $2.76</text:p>
          </table:table-cell>
          <table:table-cell table:style-name="ce21" office:value-type="percentage" office:value="0.61" calcext:value-type="percentage">
            <text:p>61.00%</text:p>
          </table:table-cell>
          <table:table-cell table:style-name="ce18" office:value-type="float" office:value="2019" calcext:value-type="float">
            <text:p>2019</text:p>
          </table:table-cell>
          <table:table-cell table:style-name="ce21" office:value-type="percentage" office:value="0.1042" calcext:value-type="percentage">
            <text:p>10.42%</text:p>
          </table:table-cell>
          <table:table-cell table:style-name="ce18" office:value-type="float" office:value="345" calcext:value-type="float">
            <text:p>345</text:p>
          </table:table-cell>
          <table:table-cell table:style-name="ce21" office:value-type="percentage" office:value="0.2858" calcext:value-type="percentage">
            <text:p>28.58%</text:p>
          </table:table-cell>
          <table:table-cell table:style-name="ce18" office:value-type="float" office:value="946" calcext:value-type="float">
            <text:p>946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3]/([.C183]+[.E183])" office:value-type="percentage" office:value="0.854060913705584" calcext:value-type="percentage">
            <text:p>85.41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Jewish Student Association | Request: $31,555.00 | Per Student: $4.75</text:p>
          </table:table-cell>
          <table:table-cell table:style-name="ce21" office:value-type="percentage" office:value="0.6073" calcext:value-type="percentage">
            <text:p>60.73%</text:p>
          </table:table-cell>
          <table:table-cell table:style-name="ce18" office:value-type="float" office:value="2010" calcext:value-type="float">
            <text:p>2010</text:p>
          </table:table-cell>
          <table:table-cell table:style-name="ce21" office:value-type="percentage" office:value="0.1097" calcext:value-type="percentage">
            <text:p>10.97%</text:p>
          </table:table-cell>
          <table:table-cell table:style-name="ce18" office:value-type="float" office:value="363" calcext:value-type="float">
            <text:p>363</text:p>
          </table:table-cell>
          <table:table-cell table:style-name="ce21" office:value-type="percentage" office:value="0.2831" calcext:value-type="percentage">
            <text:p>28.31%</text:p>
          </table:table-cell>
          <table:table-cell table:style-name="ce18" office:value-type="float" office:value="937" calcext:value-type="float">
            <text:p>93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4]/([.C184]+[.E184])" office:value-type="percentage" office:value="0.847029077117573" calcext:value-type="percentage">
            <text:p>84.7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Collaborative Orchestra | Request: $7,877.00 | Per Student: $1.18</text:p>
          </table:table-cell>
          <table:table-cell table:style-name="ce21" office:value-type="percentage" office:value="0.6036" calcext:value-type="percentage">
            <text:p>60.36%</text:p>
          </table:table-cell>
          <table:table-cell table:style-name="ce18" office:value-type="float" office:value="1998" calcext:value-type="float">
            <text:p>1998</text:p>
          </table:table-cell>
          <table:table-cell table:style-name="ce21" office:value-type="percentage" office:value="0.1024" calcext:value-type="percentage">
            <text:p>10.24%</text:p>
          </table:table-cell>
          <table:table-cell table:style-name="ce18" office:value-type="float" office:value="339" calcext:value-type="float">
            <text:p>339</text:p>
          </table:table-cell>
          <table:table-cell table:style-name="ce21" office:value-type="percentage" office:value="0.294" calcext:value-type="percentage">
            <text:p>29.40%</text:p>
          </table:table-cell>
          <table:table-cell table:style-name="ce18" office:value-type="float" office:value="973" calcext:value-type="float">
            <text:p>97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5]/([.C185]+[.E185])" office:value-type="percentage" office:value="0.854942233632863" calcext:value-type="percentage">
            <text:p>85.4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Shakespeare Company | Request: $9,305.00 | Per Student: $1.40</text:p>
          </table:table-cell>
          <table:table-cell table:style-name="ce21" office:value-type="percentage" office:value="0.6021" calcext:value-type="percentage">
            <text:p>60.21%</text:p>
          </table:table-cell>
          <table:table-cell table:style-name="ce18" office:value-type="float" office:value="1993" calcext:value-type="float">
            <text:p>1993</text:p>
          </table:table-cell>
          <table:table-cell table:style-name="ce21" office:value-type="percentage" office:value="0.1082" calcext:value-type="percentage">
            <text:p>10.82%</text:p>
          </table:table-cell>
          <table:table-cell table:style-name="ce18" office:value-type="float" office:value="358" calcext:value-type="float">
            <text:p>358</text:p>
          </table:table-cell>
          <table:table-cell table:style-name="ce21" office:value-type="percentage" office:value="0.2897" calcext:value-type="percentage">
            <text:p>28.97%</text:p>
          </table:table-cell>
          <table:table-cell table:style-name="ce18" office:value-type="float" office:value="959" calcext:value-type="float">
            <text:p>959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6]/([.C186]+[.E186])" office:value-type="percentage" office:value="0.847724372607401" calcext:value-type="percentage">
            <text:p>84.7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Concert Network | Request: $247,328.75 | Per Student: $37.19</text:p>
          </table:table-cell>
          <table:table-cell table:style-name="ce21" office:value-type="percentage" office:value="0.6018" calcext:value-type="percentage">
            <text:p>60.18%</text:p>
          </table:table-cell>
          <table:table-cell table:style-name="ce18" office:value-type="float" office:value="1992" calcext:value-type="float">
            <text:p>1992</text:p>
          </table:table-cell>
          <table:table-cell table:style-name="ce21" office:value-type="percentage" office:value="0.1707" calcext:value-type="percentage">
            <text:p>17.07%</text:p>
          </table:table-cell>
          <table:table-cell table:style-name="ce18" office:value-type="float" office:value="565" calcext:value-type="float">
            <text:p>565</text:p>
          </table:table-cell>
          <table:table-cell table:style-name="ce21" office:value-type="percentage" office:value="0.2275" calcext:value-type="percentage">
            <text:p>22.75%</text:p>
          </table:table-cell>
          <table:table-cell table:style-name="ce18" office:value-type="float" office:value="753" calcext:value-type="float">
            <text:p>75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7]/([.C187]+[.E187])" office:value-type="percentage" office:value="0.779037935080172" calcext:value-type="percentage">
            <text:p>77.9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Robotics Club | Request: $43,113.00 | Per Student: $6.48</text:p>
          </table:table-cell>
          <table:table-cell table:style-name="ce21" office:value-type="percentage" office:value="0.5988" calcext:value-type="percentage">
            <text:p>59.88%</text:p>
          </table:table-cell>
          <table:table-cell table:style-name="ce18" office:value-type="float" office:value="1982" calcext:value-type="float">
            <text:p>1982</text:p>
          </table:table-cell>
          <table:table-cell table:style-name="ce21" office:value-type="percentage" office:value="0.1118" calcext:value-type="percentage">
            <text:p>11.18%</text:p>
          </table:table-cell>
          <table:table-cell table:style-name="ce18" office:value-type="float" office:value="370" calcext:value-type="float">
            <text:p>370</text:p>
          </table:table-cell>
          <table:table-cell table:style-name="ce21" office:value-type="percentage" office:value="0.2894" calcext:value-type="percentage">
            <text:p>28.94%</text:p>
          </table:table-cell>
          <table:table-cell table:style-name="ce18" office:value-type="float" office:value="958" calcext:value-type="float">
            <text:p>958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8]/([.C188]+[.E188])" office:value-type="percentage" office:value="0.842687074829932" calcext:value-type="percentage">
            <text:p>84.2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ardinal Calypso | Request: $15,358.00 | Per Student: $2.31</text:p>
          </table:table-cell>
          <table:table-cell table:style-name="ce21" office:value-type="percentage" office:value="0.5973" calcext:value-type="percentage">
            <text:p>59.73%</text:p>
          </table:table-cell>
          <table:table-cell table:style-name="ce18" office:value-type="float" office:value="1977" calcext:value-type="float">
            <text:p>1977</text:p>
          </table:table-cell>
          <table:table-cell table:style-name="ce21" office:value-type="percentage" office:value="0.113" calcext:value-type="percentage">
            <text:p>11.30%</text:p>
          </table:table-cell>
          <table:table-cell table:style-name="ce18" office:value-type="float" office:value="374" calcext:value-type="float">
            <text:p>374</text:p>
          </table:table-cell>
          <table:table-cell table:style-name="ce21" office:value-type="percentage" office:value="0.2897" calcext:value-type="percentage">
            <text:p>28.97%</text:p>
          </table:table-cell>
          <table:table-cell table:style-name="ce18" office:value-type="float" office:value="959" calcext:value-type="float">
            <text:p>959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89]/([.C189]+[.E189])" office:value-type="percentage" office:value="0.84091875797533" calcext:value-type="percentage">
            <text:p>84.0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Jump Rope | Request: $19,230.00 | Per Student: $2.89</text:p>
          </table:table-cell>
          <table:table-cell table:style-name="ce21" office:value-type="percentage" office:value="0.597" calcext:value-type="percentage">
            <text:p>59.70%</text:p>
          </table:table-cell>
          <table:table-cell table:style-name="ce18" office:value-type="float" office:value="1976" calcext:value-type="float">
            <text:p>1976</text:p>
          </table:table-cell>
          <table:table-cell table:style-name="ce21" office:value-type="percentage" office:value="0.135" calcext:value-type="percentage">
            <text:p>13.50%</text:p>
          </table:table-cell>
          <table:table-cell table:style-name="ce18" office:value-type="float" office:value="447" calcext:value-type="float">
            <text:p>447</text:p>
          </table:table-cell>
          <table:table-cell table:style-name="ce21" office:value-type="percentage" office:value="0.268" calcext:value-type="percentage">
            <text:p>26.80%</text:p>
          </table:table-cell>
          <table:table-cell table:style-name="ce18" office:value-type="float" office:value="887" calcext:value-type="float">
            <text:p>88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0]/([.C190]+[.E190])" office:value-type="percentage" office:value="0.815517952950887" calcext:value-type="percentage">
            <text:p>81.5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Wind Symphony| Request: $15,180.00 | Per Student: $2.28</text:p>
          </table:table-cell>
          <table:table-cell table:style-name="ce21" office:value-type="percentage" office:value="0.5955" calcext:value-type="percentage">
            <text:p>59.55%</text:p>
          </table:table-cell>
          <table:table-cell table:style-name="ce18" office:value-type="float" office:value="1971" calcext:value-type="float">
            <text:p>1971</text:p>
          </table:table-cell>
          <table:table-cell table:style-name="ce21" office:value-type="percentage" office:value="0.1094" calcext:value-type="percentage">
            <text:p>10.94%</text:p>
          </table:table-cell>
          <table:table-cell table:style-name="ce18" office:value-type="float" office:value="362" calcext:value-type="float">
            <text:p>362</text:p>
          </table:table-cell>
          <table:table-cell table:style-name="ce21" office:value-type="percentage" office:value="0.2952" calcext:value-type="percentage">
            <text:p>29.52%</text:p>
          </table:table-cell>
          <table:table-cell table:style-name="ce18" office:value-type="float" office:value="977" calcext:value-type="float">
            <text:p>97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1]/([.C191]+[.E191])" office:value-type="percentage" office:value="0.844834976425203" calcext:value-type="percentage">
            <text:p>84.48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os Salseros de Stanford | Request: $30,985.35 | Per Student: $4.66</text:p>
          </table:table-cell>
          <table:table-cell table:style-name="ce21" office:value-type="percentage" office:value="0.5934" calcext:value-type="percentage">
            <text:p>59.34%</text:p>
          </table:table-cell>
          <table:table-cell table:style-name="ce18" office:value-type="float" office:value="1964" calcext:value-type="float">
            <text:p>1964</text:p>
          </table:table-cell>
          <table:table-cell table:style-name="ce21" office:value-type="percentage" office:value="0.1151" calcext:value-type="percentage">
            <text:p>11.51%</text:p>
          </table:table-cell>
          <table:table-cell table:style-name="ce18" office:value-type="float" office:value="381" calcext:value-type="float">
            <text:p>381</text:p>
          </table:table-cell>
          <table:table-cell table:style-name="ce21" office:value-type="percentage" office:value="0.2915" calcext:value-type="percentage">
            <text:p>29.15%</text:p>
          </table:table-cell>
          <table:table-cell table:style-name="ce18" office:value-type="float" office:value="965" calcext:value-type="float">
            <text:p>965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2]/([.C192]+[.E192])" office:value-type="percentage" office:value="0.837526652452026" calcext:value-type="percentage">
            <text:p>83.7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ariachi Cardenal de Stanford | Request: $15,461.25| Per Student: $2.33</text:p>
          </table:table-cell>
          <table:table-cell table:style-name="ce21" office:value-type="percentage" office:value="0.5903" calcext:value-type="percentage">
            <text:p>59.03%</text:p>
          </table:table-cell>
          <table:table-cell table:style-name="ce18" office:value-type="float" office:value="1954" calcext:value-type="float">
            <text:p>1954</text:p>
          </table:table-cell>
          <table:table-cell table:style-name="ce21" office:value-type="percentage" office:value="0.1112" calcext:value-type="percentage">
            <text:p>11.12%</text:p>
          </table:table-cell>
          <table:table-cell table:style-name="ce18" office:value-type="float" office:value="368" calcext:value-type="float">
            <text:p>368</text:p>
          </table:table-cell>
          <table:table-cell table:style-name="ce21" office:value-type="percentage" office:value="0.2985" calcext:value-type="percentage">
            <text:p>29.85%</text:p>
          </table:table-cell>
          <table:table-cell table:style-name="ce18" office:value-type="float" office:value="988" calcext:value-type="float">
            <text:p>988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3]/([.C193]+[.E193])" office:value-type="percentage" office:value="0.84151593453919" calcext:value-type="percentage">
            <text:p>84.1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veryday People | Request: $13,313.82 | Per Student: $2.00</text:p>
          </table:table-cell>
          <table:table-cell table:style-name="ce21" office:value-type="percentage" office:value="0.5903" calcext:value-type="percentage">
            <text:p>59.03%</text:p>
          </table:table-cell>
          <table:table-cell table:style-name="ce18" office:value-type="float" office:value="1954" calcext:value-type="float">
            <text:p>1954</text:p>
          </table:table-cell>
          <table:table-cell table:style-name="ce21" office:value-type="percentage" office:value="0.1242" calcext:value-type="percentage">
            <text:p>12.42%</text:p>
          </table:table-cell>
          <table:table-cell table:style-name="ce18" office:value-type="float" office:value="411" calcext:value-type="float">
            <text:p>411</text:p>
          </table:table-cell>
          <table:table-cell table:style-name="ce21" office:value-type="percentage" office:value="0.2855" calcext:value-type="percentage">
            <text:p>28.55%</text:p>
          </table:table-cell>
          <table:table-cell table:style-name="ce18" office:value-type="float" office:value="945" calcext:value-type="float">
            <text:p>945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4]/([.C194]+[.E194])" office:value-type="percentage" office:value="0.826215644820296" calcext:value-type="percentage">
            <text:p>82.6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Student Space Initiative | Request: $111,148.63 | Per Student: $16.71</text:p>
          </table:table-cell>
          <table:table-cell table:style-name="ce21" office:value-type="percentage" office:value="0.5864" calcext:value-type="percentage">
            <text:p>58.64%</text:p>
          </table:table-cell>
          <table:table-cell table:style-name="ce18" office:value-type="float" office:value="1941" calcext:value-type="float">
            <text:p>1941</text:p>
          </table:table-cell>
          <table:table-cell table:style-name="ce21" office:value-type="percentage" office:value="0.1644" calcext:value-type="percentage">
            <text:p>16.44%</text:p>
          </table:table-cell>
          <table:table-cell table:style-name="ce18" office:value-type="float" office:value="544" calcext:value-type="float">
            <text:p>544</text:p>
          </table:table-cell>
          <table:table-cell table:style-name="ce21" office:value-type="percentage" office:value="0.2492" calcext:value-type="percentage">
            <text:p>24.92%</text:p>
          </table:table-cell>
          <table:table-cell table:style-name="ce18" office:value-type="float" office:value="825" calcext:value-type="float">
            <text:p>825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5]/([.C195]+[.E195])" office:value-type="percentage" office:value="0.781086519114688" calcext:value-type="percentage">
            <text:p>78.11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Solar Car Project | Request: $105,203.31 | Per Student: $15.82</text:p>
          </table:table-cell>
          <table:table-cell table:style-name="ce21" office:value-type="percentage" office:value="0.5846" calcext:value-type="percentage">
            <text:p>58.46%</text:p>
          </table:table-cell>
          <table:table-cell table:style-name="ce18" office:value-type="float" office:value="1935" calcext:value-type="float">
            <text:p>1935</text:p>
          </table:table-cell>
          <table:table-cell table:style-name="ce21" office:value-type="percentage" office:value="0.1523" calcext:value-type="percentage">
            <text:p>15.23%</text:p>
          </table:table-cell>
          <table:table-cell table:style-name="ce18" office:value-type="float" office:value="504" calcext:value-type="float">
            <text:p>504</text:p>
          </table:table-cell>
          <table:table-cell table:style-name="ce21" office:value-type="percentage" office:value="0.2631" calcext:value-type="percentage">
            <text:p>26.31%</text:p>
          </table:table-cell>
          <table:table-cell table:style-name="ce18" office:value-type="float" office:value="871" calcext:value-type="float">
            <text:p>871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6]/([.C196]+[.E196])" office:value-type="percentage" office:value="0.793357933579336" calcext:value-type="percentage">
            <text:p>79.34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lack Family Gathering Committee | Request: $114,250.00 | Per Student: $17.18</text:p>
          </table:table-cell>
          <table:table-cell table:style-name="ce21" office:value-type="percentage" office:value="0.5837" calcext:value-type="percentage">
            <text:p>58.37%</text:p>
          </table:table-cell>
          <table:table-cell table:style-name="ce18" office:value-type="float" office:value="1932" calcext:value-type="float">
            <text:p>1932</text:p>
          </table:table-cell>
          <table:table-cell table:style-name="ce21" office:value-type="percentage" office:value="0.1353" calcext:value-type="percentage">
            <text:p>13.53%</text:p>
          </table:table-cell>
          <table:table-cell table:style-name="ce18" office:value-type="float" office:value="448" calcext:value-type="float">
            <text:p>448</text:p>
          </table:table-cell>
          <table:table-cell table:style-name="ce21" office:value-type="percentage" office:value="0.281" calcext:value-type="percentage">
            <text:p>28.10%</text:p>
          </table:table-cell>
          <table:table-cell table:style-name="ce18" office:value-type="float" office:value="930" calcext:value-type="float">
            <text:p>93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7]/([.C197]+[.E197])" office:value-type="percentage" office:value="0.811764705882353" calcext:value-type="percentage">
            <text:p>81.18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Mixed Company | Request: $12,902.73 | Per Student: $1.94</text:p>
          </table:table-cell>
          <table:table-cell table:style-name="ce21" office:value-type="percentage" office:value="0.5831" calcext:value-type="percentage">
            <text:p>58.31%</text:p>
          </table:table-cell>
          <table:table-cell table:style-name="ce18" office:value-type="float" office:value="1930" calcext:value-type="float">
            <text:p>1930</text:p>
          </table:table-cell>
          <table:table-cell table:style-name="ce21" office:value-type="percentage" office:value="0.1269" calcext:value-type="percentage">
            <text:p>12.69%</text:p>
          </table:table-cell>
          <table:table-cell table:style-name="ce18" office:value-type="float" office:value="420" calcext:value-type="float">
            <text:p>420</text:p>
          </table:table-cell>
          <table:table-cell table:style-name="ce21" office:value-type="percentage" office:value="0.29" calcext:value-type="percentage">
            <text:p>29.00%</text:p>
          </table:table-cell>
          <table:table-cell table:style-name="ce18" office:value-type="float" office:value="960" calcext:value-type="float">
            <text:p>96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8]/([.C198]+[.E198])" office:value-type="percentage" office:value="0.821276595744681" calcext:value-type="percentage">
            <text:p>82.1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Film Society | Request: $13,846.00 | Per Student: $2.08</text:p>
          </table:table-cell>
          <table:table-cell table:style-name="ce21" office:value-type="percentage" office:value="0.5785" calcext:value-type="percentage">
            <text:p>57.85%</text:p>
          </table:table-cell>
          <table:table-cell table:style-name="ce18" office:value-type="float" office:value="1915" calcext:value-type="float">
            <text:p>1915</text:p>
          </table:table-cell>
          <table:table-cell table:style-name="ce21" office:value-type="percentage" office:value="0.1169" calcext:value-type="percentage">
            <text:p>11.69%</text:p>
          </table:table-cell>
          <table:table-cell table:style-name="ce18" office:value-type="float" office:value="387" calcext:value-type="float">
            <text:p>387</text:p>
          </table:table-cell>
          <table:table-cell table:style-name="ce21" office:value-type="percentage" office:value="0.3045" calcext:value-type="percentage">
            <text:p>30.45%</text:p>
          </table:table-cell>
          <table:table-cell table:style-name="ce18" office:value-type="float" office:value="1008" calcext:value-type="float">
            <text:p>1008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199]/([.C199]+[.E199])" office:value-type="percentage" office:value="0.831885317115552" calcext:value-type="percentage">
            <text:p>83.1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Martial Arts Program | Request: $7,447.90 | Per Student: $1.12</text:p>
          </table:table-cell>
          <table:table-cell table:style-name="ce21" office:value-type="percentage" office:value="0.5743" calcext:value-type="percentage">
            <text:p>57.43%</text:p>
          </table:table-cell>
          <table:table-cell table:style-name="ce18" office:value-type="float" office:value="1901" calcext:value-type="float">
            <text:p>1901</text:p>
          </table:table-cell>
          <table:table-cell table:style-name="ce21" office:value-type="percentage" office:value="0.1103" calcext:value-type="percentage">
            <text:p>11.03%</text:p>
          </table:table-cell>
          <table:table-cell table:style-name="ce18" office:value-type="float" office:value="365" calcext:value-type="float">
            <text:p>365</text:p>
          </table:table-cell>
          <table:table-cell table:style-name="ce21" office:value-type="percentage" office:value="0.3154" calcext:value-type="percentage">
            <text:p>31.54%</text:p>
          </table:table-cell>
          <table:table-cell table:style-name="ce18" office:value-type="float" office:value="1044" calcext:value-type="float">
            <text:p>104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0]/([.C200]+[.E200])" office:value-type="percentage" office:value="0.83892321270962" calcext:value-type="percentage">
            <text:p>83.8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Fleet Street Singers | Request: $16,030.00 | Per Student: $2.41</text:p>
          </table:table-cell>
          <table:table-cell table:style-name="ce21" office:value-type="percentage" office:value="0.5728" calcext:value-type="percentage">
            <text:p>57.28%</text:p>
          </table:table-cell>
          <table:table-cell table:style-name="ce18" office:value-type="float" office:value="1896" calcext:value-type="float">
            <text:p>1896</text:p>
          </table:table-cell>
          <table:table-cell table:style-name="ce21" office:value-type="percentage" office:value="0.1402" calcext:value-type="percentage">
            <text:p>14.02%</text:p>
          </table:table-cell>
          <table:table-cell table:style-name="ce18" office:value-type="float" office:value="464" calcext:value-type="float">
            <text:p>464</text:p>
          </table:table-cell>
          <table:table-cell table:style-name="ce21" office:value-type="percentage" office:value="0.287" calcext:value-type="percentage">
            <text:p>28.70%</text:p>
          </table:table-cell>
          <table:table-cell table:style-name="ce18" office:value-type="float" office:value="950" calcext:value-type="float">
            <text:p>95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1]/([.C201]+[.E201])" office:value-type="percentage" office:value="0.803389830508475" calcext:value-type="percentage">
            <text:p>80.34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ociety for International Affairs at Stanford | Request: $25,577.66 | Per Student: $3.85</text:p>
          </table:table-cell>
          <table:table-cell table:style-name="ce21" office:value-type="percentage" office:value="0.5707" calcext:value-type="percentage">
            <text:p>57.07%</text:p>
          </table:table-cell>
          <table:table-cell table:style-name="ce18" office:value-type="float" office:value="1889" calcext:value-type="float">
            <text:p>1889</text:p>
          </table:table-cell>
          <table:table-cell table:style-name="ce21" office:value-type="percentage" office:value="0.1145" calcext:value-type="percentage">
            <text:p>11.45%</text:p>
          </table:table-cell>
          <table:table-cell table:style-name="ce18" office:value-type="float" office:value="379" calcext:value-type="float">
            <text:p>379</text:p>
          </table:table-cell>
          <table:table-cell table:style-name="ce21" office:value-type="percentage" office:value="0.3148" calcext:value-type="percentage">
            <text:p>31.48%</text:p>
          </table:table-cell>
          <table:table-cell table:style-name="ce18" office:value-type="float" office:value="1042" calcext:value-type="float">
            <text:p>1042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2]/([.C202]+[.E202])" office:value-type="percentage" office:value="0.83289241622575" calcext:value-type="percentage">
            <text:p>83.2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Theater Laboratory | Request: $11,650.00 | Per Student: $1.75</text:p>
          </table:table-cell>
          <table:table-cell table:style-name="ce21" office:value-type="percentage" office:value="0.5634" calcext:value-type="percentage">
            <text:p>56.34%</text:p>
          </table:table-cell>
          <table:table-cell table:style-name="ce18" office:value-type="float" office:value="1865" calcext:value-type="float">
            <text:p>1865</text:p>
          </table:table-cell>
          <table:table-cell table:style-name="ce21" office:value-type="percentage" office:value="0.1133" calcext:value-type="percentage">
            <text:p>11.33%</text:p>
          </table:table-cell>
          <table:table-cell table:style-name="ce18" office:value-type="float" office:value="375" calcext:value-type="float">
            <text:p>375</text:p>
          </table:table-cell>
          <table:table-cell table:style-name="ce21" office:value-type="percentage" office:value="0.3233" calcext:value-type="percentage">
            <text:p>32.33%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3]/([.C203]+[.E203])" office:value-type="percentage" office:value="0.832589285714286" calcext:value-type="percentage">
            <text:p>83.26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asmati Raas | Request: $22,310.00 | Per Student: $3.35</text:p>
          </table:table-cell>
          <table:table-cell table:style-name="ce21" office:value-type="percentage" office:value="0.5616" calcext:value-type="percentage">
            <text:p>56.16%</text:p>
          </table:table-cell>
          <table:table-cell table:style-name="ce18" office:value-type="float" office:value="1859" calcext:value-type="float">
            <text:p>1859</text:p>
          </table:table-cell>
          <table:table-cell table:style-name="ce21" office:value-type="percentage" office:value="0.1175" calcext:value-type="percentage">
            <text:p>11.75%</text:p>
          </table:table-cell>
          <table:table-cell table:style-name="ce18" office:value-type="float" office:value="389" calcext:value-type="float">
            <text:p>389</text:p>
          </table:table-cell>
          <table:table-cell table:style-name="ce21" office:value-type="percentage" office:value="0.3208" calcext:value-type="percentage">
            <text:p>32.08%</text:p>
          </table:table-cell>
          <table:table-cell table:style-name="ce18" office:value-type="float" office:value="1062" calcext:value-type="float">
            <text:p>1062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4]/([.C204]+[.E204])" office:value-type="percentage" office:value="0.826957295373665" calcext:value-type="percentage">
            <text:p>82.7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Viennese Ball Committee | Request: $12,000.00 | Per Student: $1.80</text:p>
          </table:table-cell>
          <table:table-cell table:style-name="ce21" office:value-type="percentage" office:value="0.5592" calcext:value-type="percentage">
            <text:p>55.92%</text:p>
          </table:table-cell>
          <table:table-cell table:style-name="ce18" office:value-type="float" office:value="1851" calcext:value-type="float">
            <text:p>1851</text:p>
          </table:table-cell>
          <table:table-cell table:style-name="ce21" office:value-type="percentage" office:value="0.1489" calcext:value-type="percentage">
            <text:p>14.89%</text:p>
          </table:table-cell>
          <table:table-cell table:style-name="ce18" office:value-type="float" office:value="493" calcext:value-type="float">
            <text:p>493</text:p>
          </table:table-cell>
          <table:table-cell table:style-name="ce21" office:value-type="percentage" office:value="0.2918" calcext:value-type="percentage">
            <text:p>29.18%</text:p>
          </table:table-cell>
          <table:table-cell table:style-name="ce18" office:value-type="float" office:value="966" calcext:value-type="float">
            <text:p>966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5]/([.C205]+[.E205])" office:value-type="percentage" office:value="0.789675767918089" calcext:value-type="percentage">
            <text:p>78.9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Political Journal | Request: $7,225.00 | Per Student: $1.09</text:p>
          </table:table-cell>
          <table:table-cell table:style-name="ce21" office:value-type="percentage" office:value="0.5583" calcext:value-type="percentage">
            <text:p>55.83%</text:p>
          </table:table-cell>
          <table:table-cell table:style-name="ce18" office:value-type="float" office:value="1848" calcext:value-type="float">
            <text:p>1848</text:p>
          </table:table-cell>
          <table:table-cell table:style-name="ce21" office:value-type="percentage" office:value="0.1314" calcext:value-type="percentage">
            <text:p>13.14%</text:p>
          </table:table-cell>
          <table:table-cell table:style-name="ce18" office:value-type="float" office:value="435" calcext:value-type="float">
            <text:p>435</text:p>
          </table:table-cell>
          <table:table-cell table:style-name="ce21" office:value-type="percentage" office:value="0.3103" calcext:value-type="percentage">
            <text:p>31.03%</text:p>
          </table:table-cell>
          <table:table-cell table:style-name="ce18" office:value-type="float" office:value="1027" calcext:value-type="float">
            <text:p>102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6]/([.C206]+[.E206])" office:value-type="percentage" office:value="0.80946123521682" calcext:value-type="percentage">
            <text:p>80.9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Harmonics | Request: $18,070.00 | Per Student: $2.72</text:p>
          </table:table-cell>
          <table:table-cell table:style-name="ce21" office:value-type="percentage" office:value="0.555" calcext:value-type="percentage">
            <text:p>55.50%</text:p>
          </table:table-cell>
          <table:table-cell table:style-name="ce18" office:value-type="float" office:value="1837" calcext:value-type="float">
            <text:p>1837</text:p>
          </table:table-cell>
          <table:table-cell table:style-name="ce21" office:value-type="percentage" office:value="0.1311" calcext:value-type="percentage">
            <text:p>13.11%</text:p>
          </table:table-cell>
          <table:table-cell table:style-name="ce18" office:value-type="float" office:value="434" calcext:value-type="float">
            <text:p>434</text:p>
          </table:table-cell>
          <table:table-cell table:style-name="ce21" office:value-type="percentage" office:value="0.3139" calcext:value-type="percentage">
            <text:p>31.39%</text:p>
          </table:table-cell>
          <table:table-cell table:style-name="ce18" office:value-type="float" office:value="1039" calcext:value-type="float">
            <text:p>1039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7]/([.C207]+[.E207])" office:value-type="percentage" office:value="0.808894760017613" calcext:value-type="percentage">
            <text:p>80.8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ZSU 90.1 FM | Request: $59, 022.63 | Per Student: $8.88</text:p>
          </table:table-cell>
          <table:table-cell table:style-name="ce21" office:value-type="percentage" office:value="0.5535" calcext:value-type="percentage">
            <text:p>55.35%</text:p>
          </table:table-cell>
          <table:table-cell table:style-name="ce18" office:value-type="float" office:value="1832" calcext:value-type="float">
            <text:p>1832</text:p>
          </table:table-cell>
          <table:table-cell table:style-name="ce21" office:value-type="percentage" office:value="0.1577" calcext:value-type="percentage">
            <text:p>15.77%</text:p>
          </table:table-cell>
          <table:table-cell table:style-name="ce18" office:value-type="float" office:value="522" calcext:value-type="float">
            <text:p>522</text:p>
          </table:table-cell>
          <table:table-cell table:style-name="ce21" office:value-type="percentage" office:value="0.2888" calcext:value-type="percentage">
            <text:p>28.88%</text:p>
          </table:table-cell>
          <table:table-cell table:style-name="ce18" office:value-type="float" office:value="956" calcext:value-type="float">
            <text:p>956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8]/([.C208]+[.E208])" office:value-type="percentage" office:value="0.778249787595582" calcext:value-type="percentage">
            <text:p>77.8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Mock Trial | Request: $26,140.00 | Per Student: $3.93</text:p>
          </table:table-cell>
          <table:table-cell table:style-name="ce21" office:value-type="percentage" office:value="0.5502" calcext:value-type="percentage">
            <text:p>55.02%</text:p>
          </table:table-cell>
          <table:table-cell table:style-name="ce18" office:value-type="float" office:value="1821" calcext:value-type="float">
            <text:p>1821</text:p>
          </table:table-cell>
          <table:table-cell table:style-name="ce21" office:value-type="percentage" office:value="0.1372" calcext:value-type="percentage">
            <text:p>13.72%</text:p>
          </table:table-cell>
          <table:table-cell table:style-name="ce18" office:value-type="float" office:value="454" calcext:value-type="float">
            <text:p>454</text:p>
          </table:table-cell>
          <table:table-cell table:style-name="ce21" office:value-type="percentage" office:value="0.3127" calcext:value-type="percentage">
            <text:p>31.27%</text:p>
          </table:table-cell>
          <table:table-cell table:style-name="ce18" office:value-type="float" office:value="1035" calcext:value-type="float">
            <text:p>1035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09]/([.C209]+[.E209])" office:value-type="percentage" office:value="0.80043956043956" calcext:value-type="percentage">
            <text:p>80.04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vimiento Estudiantil Chicano de Azatlan | Request: $33,200.00 | Per Student: $4.99</text:p>
          </table:table-cell>
          <table:table-cell table:style-name="ce21" office:value-type="percentage" office:value="0.5498" calcext:value-type="percentage">
            <text:p>54.98%</text:p>
          </table:table-cell>
          <table:table-cell table:style-name="ce18" office:value-type="float" office:value="1820" calcext:value-type="float">
            <text:p>1820</text:p>
          </table:table-cell>
          <table:table-cell table:style-name="ce21" office:value-type="percentage" office:value="0.1257" calcext:value-type="percentage">
            <text:p>12.57%</text:p>
          </table:table-cell>
          <table:table-cell table:style-name="ce18" office:value-type="float" office:value="416" calcext:value-type="float">
            <text:p>416</text:p>
          </table:table-cell>
          <table:table-cell table:style-name="ce21" office:value-type="percentage" office:value="0.3245" calcext:value-type="percentage">
            <text:p>32.45%</text:p>
          </table:table-cell>
          <table:table-cell table:style-name="ce18" office:value-type="float" office:value="1074" calcext:value-type="float">
            <text:p>107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0]/([.C210]+[.E210])" office:value-type="percentage" office:value="0.813953488372093" calcext:value-type="percentage">
            <text:p>81.40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int Magazine | Request: $9,730.00 | Per Student: $1.46</text:p>
          </table:table-cell>
          <table:table-cell table:style-name="ce21" office:value-type="percentage" office:value="0.5477" calcext:value-type="percentage">
            <text:p>54.77%</text:p>
          </table:table-cell>
          <table:table-cell table:style-name="ce18" office:value-type="float" office:value="1813" calcext:value-type="float">
            <text:p>1813</text:p>
          </table:table-cell>
          <table:table-cell table:style-name="ce21" office:value-type="percentage" office:value="0.1613" calcext:value-type="percentage">
            <text:p>16.13%</text:p>
          </table:table-cell>
          <table:table-cell table:style-name="ce18" office:value-type="float" office:value="534" calcext:value-type="float">
            <text:p>534</text:p>
          </table:table-cell>
          <table:table-cell table:style-name="ce21" office:value-type="percentage" office:value="0.2909" calcext:value-type="percentage">
            <text:p>29.09%</text:p>
          </table:table-cell>
          <table:table-cell table:style-name="ce18" office:value-type="float" office:value="963" calcext:value-type="float">
            <text:p>963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1]/([.C211]+[.E211])" office:value-type="percentage" office:value="0.772475500639114" calcext:value-type="percentage">
            <text:p>77.25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Raagapella | Request: $25,660.00 | Per Student: $3.86</text:p>
          </table:table-cell>
          <table:table-cell table:style-name="ce21" office:value-type="percentage" office:value="0.5474" calcext:value-type="percentage">
            <text:p>54.74%</text:p>
          </table:table-cell>
          <table:table-cell table:style-name="ce18" office:value-type="float" office:value="1812" calcext:value-type="float">
            <text:p>1812</text:p>
          </table:table-cell>
          <table:table-cell table:style-name="ce21" office:value-type="percentage" office:value="0.1384" calcext:value-type="percentage">
            <text:p>13.84%</text:p>
          </table:table-cell>
          <table:table-cell table:style-name="ce18" office:value-type="float" office:value="458" calcext:value-type="float">
            <text:p>458</text:p>
          </table:table-cell>
          <table:table-cell table:style-name="ce21" office:value-type="percentage" office:value="0.3142" calcext:value-type="percentage">
            <text:p>31.42%</text:p>
          </table:table-cell>
          <table:table-cell table:style-name="ce18" office:value-type="float" office:value="1040" calcext:value-type="float">
            <text:p>104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2]/([.C212]+[.E212])" office:value-type="percentage" office:value="0.798237885462555" calcext:value-type="percentage">
            <text:p>79.8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Mendicants | Request: $17,670.00 | Per Student: $2.66</text:p>
          </table:table-cell>
          <table:table-cell table:style-name="ce21" office:value-type="percentage" office:value="0.5468" calcext:value-type="percentage">
            <text:p>54.68%</text:p>
          </table:table-cell>
          <table:table-cell table:style-name="ce18" office:value-type="float" office:value="1810" calcext:value-type="float">
            <text:p>1810</text:p>
          </table:table-cell>
          <table:table-cell table:style-name="ce21" office:value-type="percentage" office:value="0.1595" calcext:value-type="percentage">
            <text:p>15.95%</text:p>
          </table:table-cell>
          <table:table-cell table:style-name="ce18" office:value-type="float" office:value="528" calcext:value-type="float">
            <text:p>528</text:p>
          </table:table-cell>
          <table:table-cell table:style-name="ce21" office:value-type="percentage" office:value="0.2937" calcext:value-type="percentage">
            <text:p>29.37%</text:p>
          </table:table-cell>
          <table:table-cell table:style-name="ce18" office:value-type="float" office:value="972" calcext:value-type="float">
            <text:p>972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3]/([.C213]+[.E213])" office:value-type="percentage" office:value="0.774165953806672" calcext:value-type="percentage">
            <text:p>77.42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Axe Committee | Request: $40,725.00 | Per Student: $6.12</text:p>
          </table:table-cell>
          <table:table-cell table:style-name="ce21" office:value-type="percentage" office:value="0.5411" calcext:value-type="percentage">
            <text:p>54.11%</text:p>
          </table:table-cell>
          <table:table-cell table:style-name="ce18" office:value-type="float" office:value="1791" calcext:value-type="float">
            <text:p>1791</text:p>
          </table:table-cell>
          <table:table-cell table:style-name="ce21" office:value-type="percentage" office:value="0.1834" calcext:value-type="percentage">
            <text:p>18.34%</text:p>
          </table:table-cell>
          <table:table-cell table:style-name="ce18" office:value-type="float" office:value="607" calcext:value-type="float">
            <text:p>607</text:p>
          </table:table-cell>
          <table:table-cell table:style-name="ce21" office:value-type="percentage" office:value="0.2755" calcext:value-type="percentage">
            <text:p>27.55%</text:p>
          </table:table-cell>
          <table:table-cell table:style-name="ce18" office:value-type="float" office:value="912" calcext:value-type="float">
            <text:p>912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4]/([.C214]+[.E214])" office:value-type="percentage" office:value="0.746872393661384" calcext:value-type="percentage">
            <text:p>74.6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IOME | Request: $20,718.00 | Per Student: $3.12</text:p>
          </table:table-cell>
          <table:table-cell table:style-name="ce21" office:value-type="percentage" office:value="0.5356" calcext:value-type="percentage">
            <text:p>53.56%</text:p>
          </table:table-cell>
          <table:table-cell table:style-name="ce18" office:value-type="float" office:value="1773" calcext:value-type="float">
            <text:p>1773</text:p>
          </table:table-cell>
          <table:table-cell table:style-name="ce21" office:value-type="percentage" office:value="0.1139" calcext:value-type="percentage">
            <text:p>11.39%</text:p>
          </table:table-cell>
          <table:table-cell table:style-name="ce18" office:value-type="float" office:value="377" calcext:value-type="float">
            <text:p>377</text:p>
          </table:table-cell>
          <table:table-cell table:style-name="ce21" office:value-type="percentage" office:value="0.3505" calcext:value-type="percentage">
            <text:p>35.05%</text:p>
          </table:table-cell>
          <table:table-cell table:style-name="ce18" office:value-type="float" office:value="1160" calcext:value-type="float">
            <text:p>116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5]/([.C215]+[.E215])" office:value-type="percentage" office:value="0.824651162790698" calcext:value-type="percentage">
            <text:p>82.4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kasma Bellydance | Request: $8,985.00 | Per Student: $1.35</text:p>
          </table:table-cell>
          <table:table-cell table:style-name="ce21" office:value-type="percentage" office:value="0.535" calcext:value-type="percentage">
            <text:p>53.50%</text:p>
          </table:table-cell>
          <table:table-cell table:style-name="ce18" office:value-type="float" office:value="1771" calcext:value-type="float">
            <text:p>1771</text:p>
          </table:table-cell>
          <table:table-cell table:style-name="ce21" office:value-type="percentage" office:value="0.132" calcext:value-type="percentage">
            <text:p>13.20%</text:p>
          </table:table-cell>
          <table:table-cell table:style-name="ce18" office:value-type="float" office:value="437" calcext:value-type="float">
            <text:p>437</text:p>
          </table:table-cell>
          <table:table-cell table:style-name="ce21" office:value-type="percentage" office:value="0.3329" calcext:value-type="percentage">
            <text:p>33.29%</text:p>
          </table:table-cell>
          <table:table-cell table:style-name="ce18" office:value-type="float" office:value="1102" calcext:value-type="float">
            <text:p>1102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6]/([.C216]+[.E216])" office:value-type="percentage" office:value="0.802083333333333" calcext:value-type="percentage">
            <text:p>80.21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arrio Assistance | Request: $43,660.00 | Per Student: $6.57</text:p>
          </table:table-cell>
          <table:table-cell table:style-name="ce21" office:value-type="percentage" office:value="0.5326" calcext:value-type="percentage">
            <text:p>53.26%</text:p>
          </table:table-cell>
          <table:table-cell table:style-name="ce18" office:value-type="float" office:value="1763" calcext:value-type="float">
            <text:p>1763</text:p>
          </table:table-cell>
          <table:table-cell table:style-name="ce21" office:value-type="percentage" office:value="0.1239" calcext:value-type="percentage">
            <text:p>12.39%</text:p>
          </table:table-cell>
          <table:table-cell table:style-name="ce18" office:value-type="float" office:value="410" calcext:value-type="float">
            <text:p>410</text:p>
          </table:table-cell>
          <table:table-cell table:style-name="ce21" office:value-type="percentage" office:value="0.3435" calcext:value-type="percentage">
            <text:p>34.35%</text:p>
          </table:table-cell>
          <table:table-cell table:style-name="ce18" office:value-type="float" office:value="1137" calcext:value-type="float">
            <text:p>113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7]/([.C217]+[.E217])" office:value-type="percentage" office:value="0.811320754716981" calcext:value-type="percentage">
            <text:p>81.13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ENSA | Request: $23,760.00 | Per Student: $3.57</text:p>
          </table:table-cell>
          <table:table-cell table:style-name="ce21" office:value-type="percentage" office:value="0.5269" calcext:value-type="percentage">
            <text:p>52.69%</text:p>
          </table:table-cell>
          <table:table-cell table:style-name="ce18" office:value-type="float" office:value="1744" calcext:value-type="float">
            <text:p>1744</text:p>
          </table:table-cell>
          <table:table-cell table:style-name="ce21" office:value-type="percentage" office:value="0.1378" calcext:value-type="percentage">
            <text:p>13.78%</text:p>
          </table:table-cell>
          <table:table-cell table:style-name="ce18" office:value-type="float" office:value="456" calcext:value-type="float">
            <text:p>456</text:p>
          </table:table-cell>
          <table:table-cell table:style-name="ce21" office:value-type="percentage" office:value="0.3353" calcext:value-type="percentage">
            <text:p>33.53%</text:p>
          </table:table-cell>
          <table:table-cell table:style-name="ce18" office:value-type="float" office:value="1110" calcext:value-type="float">
            <text:p>1110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8]/([.C218]+[.E218])" office:value-type="percentage" office:value="0.792727272727273" calcext:value-type="percentage">
            <text:p>79.27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'Chayim Club: Chabad at Stanford | Request: $12,550.00 | Per Student: $1.89</text:p>
          </table:table-cell>
          <table:table-cell table:style-name="ce21" office:value-type="percentage" office:value="0.4982" calcext:value-type="percentage">
            <text:p>49.82%</text:p>
          </table:table-cell>
          <table:table-cell table:style-name="ce18" office:value-type="float" office:value="1649" calcext:value-type="float">
            <text:p>1649</text:p>
          </table:table-cell>
          <table:table-cell table:style-name="ce21" office:value-type="percentage" office:value="0.1347" calcext:value-type="percentage">
            <text:p>13.47%</text:p>
          </table:table-cell>
          <table:table-cell table:style-name="ce18" office:value-type="float" office:value="446" calcext:value-type="float">
            <text:p>446</text:p>
          </table:table-cell>
          <table:table-cell table:style-name="ce21" office:value-type="percentage" office:value="0.3671" calcext:value-type="percentage">
            <text:p>36.71%</text:p>
          </table:table-cell>
          <table:table-cell table:style-name="ce18" office:value-type="float" office:value="1215" calcext:value-type="float">
            <text:p>1215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19]/([.C219]+[.E219])" office:value-type="percentage" office:value="0.787112171837709" calcext:value-type="percentage">
            <text:p>78.71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UAVE | Request: $26,695.35 | Per Student: $4.01</text:p>
          </table:table-cell>
          <table:table-cell table:style-name="ce21" office:value-type="percentage" office:value="0.4722" calcext:value-type="percentage">
            <text:p>47.22%</text:p>
          </table:table-cell>
          <table:table-cell table:style-name="ce18" office:value-type="float" office:value="1563" calcext:value-type="float">
            <text:p>1563</text:p>
          </table:table-cell>
          <table:table-cell table:style-name="ce21" office:value-type="percentage" office:value="0.1459" calcext:value-type="percentage">
            <text:p>14.59%</text:p>
          </table:table-cell>
          <table:table-cell table:style-name="ce18" office:value-type="float" office:value="483" calcext:value-type="float">
            <text:p>483</text:p>
          </table:table-cell>
          <table:table-cell table:style-name="ce21" office:value-type="percentage" office:value="0.3819" calcext:value-type="percentage">
            <text:p>38.19%</text:p>
          </table:table-cell>
          <table:table-cell table:style-name="ce18" office:value-type="float" office:value="1264" calcext:value-type="float">
            <text:p>1264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20]/([.C220]+[.E220])" office:value-type="percentage" office:value="0.763929618768328" calcext:value-type="percentage">
            <text:p>76.39%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ford Video Game Association | Request: $7,500.00 | Per Student: $1.13</text:p>
          </table:table-cell>
          <table:table-cell table:style-name="ce21" office:value-type="percentage" office:value="0.4517" calcext:value-type="percentage">
            <text:p>45.17%</text:p>
          </table:table-cell>
          <table:table-cell table:style-name="ce18" office:value-type="float" office:value="1495" calcext:value-type="float">
            <text:p>1495</text:p>
          </table:table-cell>
          <table:table-cell table:style-name="ce21" office:value-type="percentage" office:value="0.226" calcext:value-type="percentage">
            <text:p>22.60%</text:p>
          </table:table-cell>
          <table:table-cell table:style-name="ce18" office:value-type="float" office:value="748" calcext:value-type="float">
            <text:p>748</text:p>
          </table:table-cell>
          <table:table-cell table:style-name="ce21" office:value-type="percentage" office:value="0.3224" calcext:value-type="percentage">
            <text:p>32.24%</text:p>
          </table:table-cell>
          <table:table-cell table:style-name="ce18" office:value-type="float" office:value="1067" calcext:value-type="float">
            <text:p>106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21]/([.C221]+[.E221])" office:value-type="percentage" office:value="0.666518056174766" calcext:value-type="percentage">
            <text:p>66.65%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 office:value-type="string" calcext:value-type="string">
            <text:p>Kids with Dreams | Request: $6,062 | Per Student: $0.87</text:p>
          </table:table-cell>
          <table:table-cell table:style-name="ce21" office:value-type="percentage" office:value="0.815" calcext:value-type="percentage">
            <text:p>81.50%</text:p>
          </table:table-cell>
          <table:table-cell table:style-name="ce18" office:value-type="float" office:value="2697" calcext:value-type="float">
            <text:p>2697</text:p>
          </table:table-cell>
          <table:table-cell table:style-name="ce21" office:value-type="percentage" office:value="0.047" calcext:value-type="percentage">
            <text:p>4.70%</text:p>
          </table:table-cell>
          <table:table-cell table:style-name="ce18" office:value-type="float" office:value="156" calcext:value-type="float">
            <text:p>156</text:p>
          </table:table-cell>
          <table:table-cell table:style-name="ce21" office:value-type="percentage" office:value="0.138" calcext:value-type="percentage">
            <text:p>13.80%</text:p>
          </table:table-cell>
          <table:table-cell table:style-name="ce18" office:value-type="float" office:value="457" calcext:value-type="float">
            <text:p>457</text:p>
          </table:table-cell>
          <table:table-cell table:style-name="ce18" office:value-type="string" calcext:value-type="string">
            <text:p>Yes</text:p>
          </table:table-cell>
          <table:table-cell table:style-name="ce25" table:formula="of:=[.C223]/([.C223]+[.E223])" office:value-type="percentage" office:value="0.945320715" calcext:value-type="percentage">
            <text:p>94.53%</text:p>
          </table:table-cell>
          <table:table-cell table:number-columns-repeated="1015"/>
        </table:table-row>
        <table:table-row table:style-name="ro1">
          <table:table-cell table:style-name="ce12"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Graduate Special Fees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% votes in favor</text:p>
          </table:table-cell>
          <table:table-cell table:style-name="ce8" office:value-type="string" calcext:value-type="string">
            <text:p># votes in favor</text:p>
          </table:table-cell>
          <table:table-cell table:style-name="ce8" office:value-type="string" calcext:value-type="string">
            <text:p>% votes not in favor</text:p>
          </table:table-cell>
          <table:table-cell table:style-name="ce8" office:value-type="string" calcext:value-type="string">
            <text:p># votes not in favor</text:p>
          </table:table-cell>
          <table:table-cell table:style-name="ce8" office:value-type="string" calcext:value-type="string">
            <text:p>% votes abstain</text:p>
          </table:table-cell>
          <table:table-cell table:style-name="ce8" office:value-type="string" calcext:value-type="string">
            <text:p># votes abstain</text:p>
          </table:table-cell>
          <table:table-cell table:style-name="ce8" office:value-type="string" calcext:value-type="string">
            <text:p>Approved?</text:p>
          </table:table-cell>
          <table:table-cell table:style-name="ce24" office:value-type="string" calcext:value-type="string">
            <text:p>% votes in favor (not counting abstentions)</text:p>
          </table:table-cell>
          <table:table-cell table:style-name="ce24" office:value-type="string" calcext:value-type="string">
            <text:p># votes in favor (undergrad + grad)</text:p>
          </table:table-cell>
          <table:table-cell table:style-name="ce24" office:value-type="string" calcext:value-type="string">
            <text:p>Votes in favor as % of entire student body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rdinal Free Clinics | Request: $8,917.50 | Per Student $1.01</text:p>
          </table:table-cell>
          <table:table-cell table:style-name="ce21" office:value-type="percentage" office:value="0.7772" calcext:value-type="percentage">
            <text:p>77.72%</text:p>
          </table:table-cell>
          <table:table-cell table:style-name="ce18" office:value-type="float" office:value="1880" calcext:value-type="float">
            <text:p>1880</text:p>
          </table:table-cell>
          <table:table-cell table:style-name="ce21" office:value-type="percentage" office:value="0.0984" calcext:value-type="percentage">
            <text:p>9.84%</text:p>
          </table:table-cell>
          <table:table-cell table:style-name="ce18" office:value-type="float" office:value="238" calcext:value-type="float">
            <text:p>238</text:p>
          </table:table-cell>
          <table:table-cell table:style-name="ce21" office:value-type="percentage" office:value="0.1244" calcext:value-type="percentage">
            <text:p>12.44%</text:p>
          </table:table-cell>
          <table:table-cell table:style-name="ce18" office:value-type="float" office:value="301" calcext:value-type="float">
            <text:p>301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28]/([.C228]+[.E228]))" office:value-type="percentage" office:value="0.887629839471199" calcext:value-type="percentage">
            <text:p>88.76%</text:p>
          </table:table-cell>
          <table:table-cell table:formula="of:=[.C228]+[.C155]" office:value-type="float" office:value="4329" calcext:value-type="float">
            <text:p>4329</text:p>
          </table:table-cell>
          <table:table-cell table:style-name="ce25" table:formula="of:=[.J228]/16072" office:value-type="percentage" office:value="0.269350423096068" calcext:value-type="percentage">
            <text:p>26.94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tanford Educational Studies Program | Request: $18,463.00 | Per Student $2.09</text:p>
          </table:table-cell>
          <table:table-cell table:style-name="ce21" office:value-type="percentage" office:value="0.6251" calcext:value-type="percentage">
            <text:p>62.51%</text:p>
          </table:table-cell>
          <table:table-cell table:style-name="ce18" office:value-type="float" office:value="1512" calcext:value-type="float">
            <text:p>1512</text:p>
          </table:table-cell>
          <table:table-cell table:style-name="ce21" office:value-type="percentage" office:value="0.1629" calcext:value-type="percentage">
            <text:p>16.29%</text:p>
          </table:table-cell>
          <table:table-cell table:style-name="ce18" office:value-type="float" office:value="394" calcext:value-type="float">
            <text:p>394</text:p>
          </table:table-cell>
          <table:table-cell table:style-name="ce21" office:value-type="percentage" office:value="0.2121" calcext:value-type="percentage">
            <text:p>21.21%</text:p>
          </table:table-cell>
          <table:table-cell table:style-name="ce18" office:value-type="float" office:value="513" calcext:value-type="float">
            <text:p>513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29]/([.C229]+[.E229]))" office:value-type="percentage" office:value="0.793284365162644" calcext:value-type="percentage">
            <text:p>79.33%</text:p>
          </table:table-cell>
          <table:table-cell table:formula="of:=[.C229]+[.C179]" office:value-type="float" office:value="3557" calcext:value-type="float">
            <text:p>3557</text:p>
          </table:table-cell>
          <table:table-cell table:style-name="ce25" table:formula="of:=[.J229]/16072" office:value-type="percentage" office:value="0.221316575410652" calcext:value-type="percentage">
            <text:p>22.13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The Stanford Daily | Request: $47,808.00 | Per Student $5.40</text:p>
          </table:table-cell>
          <table:table-cell table:style-name="ce21" office:value-type="percentage" office:value="0.616" calcext:value-type="percentage">
            <text:p>61.60%</text:p>
          </table:table-cell>
          <table:table-cell table:style-name="ce18" office:value-type="float" office:value="1490" calcext:value-type="float">
            <text:p>1490</text:p>
          </table:table-cell>
          <table:table-cell table:style-name="ce21" office:value-type="percentage" office:value="0.2059" calcext:value-type="percentage">
            <text:p>20.59%</text:p>
          </table:table-cell>
          <table:table-cell table:style-name="ce18" office:value-type="float" office:value="498" calcext:value-type="float">
            <text:p>498</text:p>
          </table:table-cell>
          <table:table-cell table:style-name="ce21" office:value-type="percentage" office:value="0.1782" calcext:value-type="percentage">
            <text:p>17.82%</text:p>
          </table:table-cell>
          <table:table-cell table:style-name="ce18" office:value-type="float" office:value="431" calcext:value-type="float">
            <text:p>431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0]/([.C230]+[.E230]))" office:value-type="percentage" office:value="0.749496981891348" calcext:value-type="percentage">
            <text:p>74.95%</text:p>
          </table:table-cell>
          <table:table-cell table:formula="of:=[.C230]+[.C161]" office:value-type="float" office:value="3744" calcext:value-type="float">
            <text:p>3744</text:p>
          </table:table-cell>
          <table:table-cell table:style-name="ce25" table:formula="of:=[.J230]/16072" office:value-type="percentage" office:value="0.232951717272275" calcext:value-type="percentage">
            <text:p>23.30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tanford Concert Network | Request: $43,646.25 | Per Student $4.93</text:p>
          </table:table-cell>
          <table:table-cell table:style-name="ce21" office:value-type="percentage" office:value="0.5482" calcext:value-type="percentage">
            <text:p>54.82%</text:p>
          </table:table-cell>
          <table:table-cell table:style-name="ce18" office:value-type="float" office:value="1326" calcext:value-type="float">
            <text:p>1326</text:p>
          </table:table-cell>
          <table:table-cell table:style-name="ce21" office:value-type="percentage" office:value="0.2385" calcext:value-type="percentage">
            <text:p>23.85%</text:p>
          </table:table-cell>
          <table:table-cell table:style-name="ce18" office:value-type="float" office:value="577" calcext:value-type="float">
            <text:p>577</text:p>
          </table:table-cell>
          <table:table-cell table:style-name="ce21" office:value-type="percentage" office:value="0.2133" calcext:value-type="percentage">
            <text:p>21.33%</text:p>
          </table:table-cell>
          <table:table-cell table:style-name="ce18" office:value-type="float" office:value="516" calcext:value-type="float">
            <text:p>516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1]/([.C231]+[.E231]))" office:value-type="percentage" office:value="0.696794534944824" calcext:value-type="percentage">
            <text:p>69.68%</text:p>
          </table:table-cell>
          <table:table-cell table:formula="of:=[.C231]+[.C187]" office:value-type="float" office:value="3318" calcext:value-type="float">
            <text:p>3318</text:p>
          </table:table-cell>
          <table:table-cell table:style-name="ce25" table:formula="of:=[.J231]/16072" office:value-type="percentage" office:value="0.206445993031359" calcext:value-type="percentage">
            <text:p>20.64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lub Sports | Request: $61,931.30 | Per Student $7.00</text:p>
          </table:table-cell>
          <table:table-cell table:style-name="ce21" office:value-type="percentage" office:value="0.5461" calcext:value-type="percentage">
            <text:p>54.61%</text:p>
          </table:table-cell>
          <table:table-cell table:style-name="ce18" office:value-type="float" office:value="1321" calcext:value-type="float">
            <text:p>1321</text:p>
          </table:table-cell>
          <table:table-cell table:style-name="ce21" office:value-type="percentage" office:value="0.2443" calcext:value-type="percentage">
            <text:p>24.43%</text:p>
          </table:table-cell>
          <table:table-cell table:style-name="ce18" office:value-type="float" office:value="591" calcext:value-type="float">
            <text:p>591</text:p>
          </table:table-cell>
          <table:table-cell table:style-name="ce21" office:value-type="percentage" office:value="0.2096" calcext:value-type="percentage">
            <text:p>20.96%</text:p>
          </table:table-cell>
          <table:table-cell table:style-name="ce18" office:value-type="float" office:value="507" calcext:value-type="float">
            <text:p>507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2]/([.C232]+[.E232]))" office:value-type="percentage" office:value="0.690899581589958" calcext:value-type="percentage">
            <text:p>69.09%</text:p>
          </table:table-cell>
          <table:table-cell table:formula="of:=[.C232]+[.C165]" office:value-type="float" office:value="3532" calcext:value-type="float">
            <text:p>3532</text:p>
          </table:table-cell>
          <table:table-cell table:style-name="ce25" table:formula="of:=[.J232]/16072" office:value-type="percentage" office:value="0.219761075161772" calcext:value-type="percentage">
            <text:p>21.98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tanford Speakers Bureau | Request: $91,190.00 | Per Student $10.30</text:p>
          </table:table-cell>
          <table:table-cell table:style-name="ce21" office:value-type="percentage" office:value="0.5089" calcext:value-type="percentage">
            <text:p>50.89%</text:p>
          </table:table-cell>
          <table:table-cell table:style-name="ce18" office:value-type="float" office:value="1231" calcext:value-type="float">
            <text:p>1231</text:p>
          </table:table-cell>
          <table:table-cell table:style-name="ce21" office:value-type="percentage" office:value="0.2555" calcext:value-type="percentage">
            <text:p>25.55%</text:p>
          </table:table-cell>
          <table:table-cell table:style-name="ce18" office:value-type="float" office:value="618" calcext:value-type="float">
            <text:p>618</text:p>
          </table:table-cell>
          <table:table-cell table:style-name="ce21" office:value-type="percentage" office:value="0.2356" calcext:value-type="percentage">
            <text:p>23.56%</text:p>
          </table:table-cell>
          <table:table-cell table:style-name="ce18" office:value-type="float" office:value="570" calcext:value-type="float">
            <text:p>570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3]/([.C233]+[.E233]))" office:value-type="percentage" office:value="0.665765278528935" calcext:value-type="percentage">
            <text:p>66.58%</text:p>
          </table:table-cell>
          <table:table-cell table:style-name="ce26" table:formula="of:=[.C233]+[.C177]" office:value-type="float" office:value="3317" calcext:value-type="float">
            <text:p>3317</text:p>
          </table:table-cell>
          <table:table-cell table:style-name="ce25" table:formula="of:=[.J233]/16072" office:value-type="percentage" office:value="0.206383773021404" calcext:value-type="percentage">
            <text:p>20.64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KZSU 90.1 FM | Request: $39,348.42 | Per Student $4.45</text:p>
          </table:table-cell>
          <table:table-cell table:style-name="ce21" office:value-type="percentage" office:value="0.4576" calcext:value-type="percentage">
            <text:p>45.76%</text:p>
          </table:table-cell>
          <table:table-cell table:style-name="ce18" office:value-type="float" office:value="1107" calcext:value-type="float">
            <text:p>1107</text:p>
          </table:table-cell>
          <table:table-cell table:style-name="ce21" office:value-type="percentage" office:value="0.2869" calcext:value-type="percentage">
            <text:p>28.69%</text:p>
          </table:table-cell>
          <table:table-cell table:style-name="ce18" office:value-type="float" office:value="694" calcext:value-type="float">
            <text:p>694</text:p>
          </table:table-cell>
          <table:table-cell table:style-name="ce21" office:value-type="percentage" office:value="0.2555" calcext:value-type="percentage">
            <text:p>25.55%</text:p>
          </table:table-cell>
          <table:table-cell table:style-name="ce18" office:value-type="float" office:value="618" calcext:value-type="float">
            <text:p>618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4]/([.C234]+[.E234]))" office:value-type="percentage" office:value="0.614658523042754" calcext:value-type="percentage">
            <text:p>61.47%</text:p>
          </table:table-cell>
          <table:table-cell table:style-name="ce26" table:formula="of:=[.C234]+[.C208]" office:value-type="float" office:value="2939" calcext:value-type="float">
            <text:p>2939</text:p>
          </table:table-cell>
          <table:table-cell table:style-name="ce25" table:formula="of:=[.J234]/16072" office:value-type="percentage" office:value="0.182864609258337" calcext:value-type="percentage">
            <text:p>18.29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Viennese Ball Committee | Request: $6,000.00 | Per Student $0.68</text:p>
          </table:table-cell>
          <table:table-cell table:style-name="ce21" office:value-type="percentage" office:value="0.3989" calcext:value-type="percentage">
            <text:p>39.89%</text:p>
          </table:table-cell>
          <table:table-cell table:style-name="ce18" office:value-type="float" office:value="965" calcext:value-type="float">
            <text:p>965</text:p>
          </table:table-cell>
          <table:table-cell table:style-name="ce21" office:value-type="percentage" office:value="0.3572" calcext:value-type="percentage">
            <text:p>35.72%</text:p>
          </table:table-cell>
          <table:table-cell table:style-name="ce18" office:value-type="float" office:value="864" calcext:value-type="float">
            <text:p>864</text:p>
          </table:table-cell>
          <table:table-cell table:style-name="ce21" office:value-type="percentage" office:value="0.2439" calcext:value-type="percentage">
            <text:p>24.39%</text:p>
          </table:table-cell>
          <table:table-cell table:style-name="ce18" office:value-type="float" office:value="590" calcext:value-type="float">
            <text:p>590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5]/([.C235]+[.E235]))" office:value-type="percentage" office:value="0.527610716238382" calcext:value-type="percentage">
            <text:p>52.76%</text:p>
          </table:table-cell>
          <table:table-cell table:style-name="ce26" table:formula="of:=[.C235]+[.C205]" office:value-type="float" office:value="2816" calcext:value-type="float">
            <text:p>2816</text:p>
          </table:table-cell>
          <table:table-cell table:style-name="ce25" table:formula="of:=[.J235]/16072" office:value-type="percentage" office:value="0.175211548033848" calcext:value-type="percentage">
            <text:p>17.52%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tanford Martial Arts Program | Request: $13,831.81 | Per Student $1.56</text:p>
          </table:table-cell>
          <table:table-cell table:style-name="ce21" office:value-type="percentage" office:value="0.3861" calcext:value-type="percentage">
            <text:p>38.61%</text:p>
          </table:table-cell>
          <table:table-cell table:style-name="ce18" office:value-type="float" office:value="934" calcext:value-type="float">
            <text:p>934</text:p>
          </table:table-cell>
          <table:table-cell table:style-name="ce21" office:value-type="percentage" office:value="0.3307" calcext:value-type="percentage">
            <text:p>33.07%</text:p>
          </table:table-cell>
          <table:table-cell table:style-name="ce18" office:value-type="float" office:value="800" calcext:value-type="float">
            <text:p>800</text:p>
          </table:table-cell>
          <table:table-cell table:style-name="ce21" office:value-type="percentage" office:value="0.2832" calcext:value-type="percentage">
            <text:p>28.32%</text:p>
          </table:table-cell>
          <table:table-cell table:style-name="ce18" office:value-type="float" office:value="685" calcext:value-type="float">
            <text:p>685</text:p>
          </table:table-cell>
          <table:table-cell table:style-name="ce23" office:value-type="string" calcext:value-type="string">
            <text:p>Yes</text:p>
          </table:table-cell>
          <table:table-cell table:style-name="ce25" table:formula="of:=([.C236]/([.C236]+[.E236]))" office:value-type="percentage" office:value="0.538638985005767" calcext:value-type="percentage">
            <text:p>53.86%</text:p>
          </table:table-cell>
          <table:table-cell table:style-name="ce26" table:formula="of:=[.C236]+[.C200]" office:value-type="float" office:value="2835" calcext:value-type="float">
            <text:p>2835</text:p>
          </table:table-cell>
          <table:table-cell table:style-name="ce25" table:formula="of:=[.J236]/16072" office:value-type="percentage" office:value="0.176393728222997" calcext:value-type="percentage">
            <text:p>17.64%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4" table:number-columns-repeated="3"/>
          <table:table-cell table:style-name="ce15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Referenda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Referendum</text:p>
          </table:table-cell>
          <table:table-cell table:style-name="ce8" office:value-type="string" calcext:value-type="string">
            <text:p># votes in favor</text:p>
          </table:table-cell>
          <table:table-cell table:style-name="ce8" office:value-type="string" calcext:value-type="string">
            <text:p>% votes in favor</text:p>
          </table:table-cell>
          <table:table-cell table:style-name="ce8" office:value-type="string" calcext:value-type="string">
            <text:p># votes not in favor</text:p>
          </table:table-cell>
          <table:table-cell table:style-name="ce8" office:value-type="string" calcext:value-type="string">
            <text:p>% votes not in favor</text:p>
          </table:table-cell>
          <table:table-cell table:style-name="ce8" office:value-type="string" calcext:value-type="string">
            <text:p># votes abstain</text:p>
          </table:table-cell>
          <table:table-cell table:style-name="ce8" office:value-type="string" calcext:value-type="string">
            <text:p>% votes absta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ossil Fuel Divestment (Grad)</text:p>
          </table:table-cell>
          <table:table-cell table:style-name="ce14" office:value-type="float" office:value="1586" calcext:value-type="float">
            <text:p>1586</text:p>
          </table:table-cell>
          <table:table-cell table:style-name="ce15" office:value-type="percentage" office:value="0.6505" calcext:value-type="percentage">
            <text:p>65.05%</text:p>
          </table:table-cell>
          <table:table-cell table:style-name="ce14" office:value-type="float" office:value="456" calcext:value-type="float">
            <text:p>456</text:p>
          </table:table-cell>
          <table:table-cell table:style-name="ce15" office:value-type="percentage" office:value="0.187" calcext:value-type="percentage">
            <text:p>18.70%</text:p>
          </table:table-cell>
          <table:table-cell table:style-name="ce14" office:value-type="float" office:value="396" calcext:value-type="float">
            <text:p>396</text:p>
          </table:table-cell>
          <table:table-cell table:style-name="ce15" office:value-type="percentage" office:value="0.1624" calcext:value-type="percentage">
            <text:p>16.24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ossil Fuel Divestment (Undergrad)</text:p>
          </table:table-cell>
          <table:table-cell table:style-name="ce14" office:value-type="float" office:value="2410" calcext:value-type="float">
            <text:p>2410</text:p>
          </table:table-cell>
          <table:table-cell table:style-name="ce15" office:value-type="percentage" office:value="0.7022" calcext:value-type="percentage">
            <text:p>70.22%</text:p>
          </table:table-cell>
          <table:table-cell table:style-name="ce14" office:value-type="float" office:value="481" calcext:value-type="float">
            <text:p>481</text:p>
          </table:table-cell>
          <table:table-cell table:style-name="ce15" office:value-type="percentage" office:value="0.1402" calcext:value-type="percentage">
            <text:p>14.02%</text:p>
          </table:table-cell>
          <table:table-cell table:style-name="ce14" office:value-type="float" office:value="541" calcext:value-type="float">
            <text:p>541</text:p>
          </table:table-cell>
          <table:table-cell table:style-name="ce22" office:value-type="percentage" office:value="0.1576" calcext:value-type="percentage">
            <text:p>15.76%</text:p>
          </table:table-cell>
          <table:table-cell table:number-columns-repeated="1017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68" meta:object-count="0"/>
    <meta:generator>LibreOfficeDev/6.0.5.2$Linux_X86_64 LibreOffice_project/</meta:generator>
  </office:meta>
</office:document-meta>
</file>